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 style:data-style-name="N117">
      <style:table-cell-properties fo:background-color="#ffccff"/>
    </style:style>
    <style:style style:name="ce3" style:family="table-cell" style:parent-style-name="Default" style:data-style-name="N117">
      <style:table-cell-properties fo:background-color="#ccffff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 style:data-style-name="N116"/>
    <style:style style:name="ce7" style:family="table-cell" style:parent-style-name="Default" style:data-style-name="N116">
      <style:table-cell-properties fo:background-color="#ccffff"/>
    </style:style>
    <style:style style:name="ce8" style:family="table-cell" style:parent-style-name="Default" style:data-style-name="N116">
      <style:table-cell-properties fo:background-color="#ffcc99"/>
    </style:style>
    <style:style style:name="ce9" style:family="table-cell" style:parent-style-name="Default" style:data-style-name="N116">
      <style:table-cell-properties fo:background-color="#ffffcc"/>
    </style:style>
    <style:style style:name="ce10" style:family="table-cell" style:parent-style-name="Default" style:data-style-name="N2"/>
    <style:style style:name="ce11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3.2">
            <text:p>13.200</text:p>
          </table:table-cell>
          <table:table-cell office:value-type="float" office:value="10">
            <text:p>10</text:p>
          </table:table-cell>
          <table:table-cell table:formula="of:=[.C3]*1.01" office:value-type="float" office:value="14.5810120554279">
            <text:p>14.5810</text:p>
          </table:table-cell>
          <table:table-cell table:style-name="ce2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13.4763899300167">
            <text:p>13.4764</text:p>
          </table:table-cell>
          <table:table-cell table:style-name="ce2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3.3548814962215">
            <text:p>13.3549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15.9838821547001">
            <text:p>15.9839</text:p>
          </table:table-cell>
          <table:table-cell table:style-name="ce2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660122832613">
            <text:p>32.2660</text:p>
          </table:table-cell>
          <table:table-cell table:style-name="ce2" office:value-type="float" office:value="36">
            <text:p>36.00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39.7663965148034">
            <text:p>39.7664</text:p>
          </table:table-cell>
          <table:table-cell table:style-name="ce2" office:value-type="float" office:value="91.38">
            <text:p>91.38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100.940369820076">
            <text:p>100.9404</text:p>
          </table:table-cell>
          <table:table-cell table:style-name="ce2" office:value-type="float" office:value="86.4">
            <text:p>86.40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95.4393516355281">
            <text:p>95.4394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13.2">
            <text:p>13.2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4.4366455994336">
            <text:p>14.4366</text:p>
          </table:table-cell>
          <table:table-cell table:style-name="ce3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13.3429603267492">
            <text:p>13.3430</text:p>
          </table:table-cell>
          <table:table-cell table:style-name="ce3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3.2226549467539">
            <text:p>13.2227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15.8256258957427">
            <text:p>15.8256</text:p>
          </table:table-cell>
          <table:table-cell table:style-name="ce3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9465468151102">
            <text:p>31.9465</text:p>
          </table:table-cell>
          <table:table-cell table:style-name="ce3" table:formula="of:=[.S2]" office:value-type="float" office:value="36">
            <text:p>36.00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39.372669816637">
            <text:p>39.3727</text:p>
          </table:table-cell>
          <table:table-cell table:style-name="ce3" table:formula="of:=[.V2]" office:value-type="float" office:value="91.38">
            <text:p>91.38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99.9409602178969">
            <text:p>99.9410</text:p>
          </table:table-cell>
          <table:table-cell table:style-name="ce3" table:formula="of:=[.Y2]" office:value-type="float" office:value="86.4">
            <text:p>86.40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94.4944075599288">
            <text:p>94.4944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13.2">
            <text:p>13.2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2937085142907">
            <text:p>14.2937</text:p>
          </table:table-cell>
          <table:table-cell table:style-name="ce3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13.2108518086626">
            <text:p>13.2109</text:p>
          </table:table-cell>
          <table:table-cell table:style-name="ce3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3.0917375710435">
            <text:p>13.0917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15.6689365304383">
            <text:p>15.6689</text:p>
          </table:table-cell>
          <table:table-cell table:style-name="ce3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6302443713962">
            <text:p>31.6302</text:p>
          </table:table-cell>
          <table:table-cell table:style-name="ce3" table:formula="of:=[.S3]" office:value-type="float" office:value="36">
            <text:p>36.00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38.9828414026109">
            <text:p>38.9828</text:p>
          </table:table-cell>
          <table:table-cell table:style-name="ce3" table:formula="of:=[.V3]" office:value-type="float" office:value="91.38">
            <text:p>91.38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98.9514457602939">
            <text:p>98.9514</text:p>
          </table:table-cell>
          <table:table-cell table:style-name="ce3" table:formula="of:=[.Y3]" office:value-type="float" office:value="86.4">
            <text:p>86.40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93.5588193662661">
            <text:p>93.5588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13.2">
            <text:p>13.2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1521866478125">
            <text:p>14.1522</text:p>
          </table:table-cell>
          <table:table-cell table:style-name="ce3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13.0800512957055">
            <text:p>13.0801</text:p>
          </table:table-cell>
          <table:table-cell table:style-name="ce3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2.9621164069738">
            <text:p>12.9621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15.5137985449884">
            <text:p>15.5138</text:p>
          </table:table-cell>
          <table:table-cell table:style-name="ce3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3170736350458">
            <text:p>31.3171</text:p>
          </table:table-cell>
          <table:table-cell table:style-name="ce3" table:formula="of:=[.S4]" office:value-type="float" office:value="36">
            <text:p>36.00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38.5968726758524">
            <text:p>38.5969</text:p>
          </table:table-cell>
          <table:table-cell table:style-name="ce3" table:formula="of:=[.V4]" office:value-type="float" office:value="91.38">
            <text:p>91.38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97.9717284755386">
            <text:p>97.9717</text:p>
          </table:table-cell>
          <table:table-cell table:style-name="ce3" table:formula="of:=[.Y4]" office:value-type="float" office:value="86.4">
            <text:p>86.40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92.6324944220457">
            <text:p>92.6325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13.2">
            <text:p>13.2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0120659879332">
            <text:p>14.0121</text:p>
          </table:table-cell>
          <table:table-cell table:style-name="ce3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12.9505458373322">
            <text:p>12.9505</text:p>
          </table:table-cell>
          <table:table-cell table:style-name="ce3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2.8337786207661">
            <text:p>12.8338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15.3601965791965">
            <text:p>15.3602</text:p>
          </table:table-cell>
          <table:table-cell table:style-name="ce3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1.0070035990552">
            <text:p>31.0070</text:p>
          </table:table-cell>
          <table:table-cell table:style-name="ce3" table:formula="of:=[.S5]" office:value-type="float" office:value="36">
            <text:p>36.00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38.214725421636">
            <text:p>38.2147</text:p>
          </table:table-cell>
          <table:table-cell table:style-name="ce3" table:formula="of:=[.V5]" office:value-type="float" office:value="91.38">
            <text:p>91.38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97.0017113619194">
            <text:p>97.0017</text:p>
          </table:table-cell>
          <table:table-cell table:style-name="ce3" table:formula="of:=[.Y5]" office:value-type="float" office:value="86.4">
            <text:p>86.40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91.7153410119264">
            <text:p>91.7153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13.2">
            <text:p>13.20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13.87333266132">
            <text:p>13.8733</text:p>
          </table:table-cell>
          <table:table-cell table:style-name="ce3" table:formula="of:=[.D6]" office:value-type="float" office:value="12.2">
            <text:p>12.2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12.82232261122">
            <text:p>12.8223</text:p>
          </table:table-cell>
          <table:table-cell table:style-name="ce3" table:formula="of:=[.G6]" office:value-type="float" office:value="12.09">
            <text:p>12.0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2.706711505709">
            <text:p>12.7067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15.208115424947">
            <text:p>15.2081</text:p>
          </table:table-cell>
          <table:table-cell table:style-name="ce3" table:formula="of:=[.P6]" office:value-type="float" office:value="29.21">
            <text:p>29.21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700003563421">
            <text:p>30.7000</text:p>
          </table:table-cell>
          <table:table-cell table:style-name="ce3" table:formula="of:=[.S6]" office:value-type="float" office:value="36">
            <text:p>36.00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37.8363618036">
            <text:p>37.8364</text:p>
          </table:table-cell>
          <table:table-cell table:style-name="ce3" table:formula="of:=[.V6]" office:value-type="float" office:value="91.38">
            <text:p>91.38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96.041298378138">
            <text:p>96.0413</text:p>
          </table:table-cell>
          <table:table-cell table:style-name="ce3" table:formula="of:=[.Y6]" office:value-type="float" office:value="86.4">
            <text:p>86.40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90.80726832864">
            <text:p>90.8073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13.2">
            <text:p>13.2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3.735972932">
            <text:p>13.7360</text:p>
          </table:table-cell>
          <table:table-cell table:style-name="ce3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12.695368922">
            <text:p>12.6954</text:p>
          </table:table-cell>
          <table:table-cell table:style-name="ce3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2.5809024809">
            <text:p>12.5809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15.0575400247">
            <text:p>15.0575</text:p>
          </table:table-cell>
          <table:table-cell table:style-name="ce3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960431321">
            <text:p>30.3960</text:p>
          </table:table-cell>
          <table:table-cell table:style-name="ce3" table:formula="of:=[.S7]" office:value-type="float" office:value="36">
            <text:p>36.00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37.46174436">
            <text:p>37.4617</text:p>
          </table:table-cell>
          <table:table-cell table:style-name="ce3" table:formula="of:=[.V7]" office:value-type="float" office:value="91.38">
            <text:p>91.38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95.0903944338">
            <text:p>95.0904</text:p>
          </table:table-cell>
          <table:table-cell table:style-name="ce3" table:formula="of:=[.Y7]" office:value-type="float" office:value="86.4">
            <text:p>86.40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89.908186464">
            <text:p>89.9082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13.2">
            <text:p>13.2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3.5999732">
            <text:p>13.6000</text:p>
          </table:table-cell>
          <table:table-cell table:style-name="ce3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12.5696722">
            <text:p>12.5697</text:p>
          </table:table-cell>
          <table:table-cell table:style-name="ce3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2.45633909">
            <text:p>12.4563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14.90845547">
            <text:p>14.9085</text:p>
          </table:table-cell>
          <table:table-cell table:style-name="ce3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9509221">
            <text:p>30.0951</text:p>
          </table:table-cell>
          <table:table-cell table:style-name="ce3" table:formula="of:=[.S8]" office:value-type="float" office:value="36">
            <text:p>36.00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37.090836">
            <text:p>37.0908</text:p>
          </table:table-cell>
          <table:table-cell table:style-name="ce3" table:formula="of:=[.V8]" office:value-type="float" office:value="91.38">
            <text:p>91.38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94.14890538">
            <text:p>94.1489</text:p>
          </table:table-cell>
          <table:table-cell table:style-name="ce3" table:formula="of:=[.Y8]" office:value-type="float" office:value="86.4">
            <text:p>86.40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89.0180064">
            <text:p>89.0180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13.2">
            <text:p>13.20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13.46532">
            <text:p>13.4653</text:p>
          </table:table-cell>
          <table:table-cell table:style-name="ce3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12.44522">
            <text:p>12.4452</text:p>
          </table:table-cell>
          <table:table-cell table:style-name="ce3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2.333009">
            <text:p>12.3330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14.760847">
            <text:p>14.7608</text:p>
          </table:table-cell>
          <table:table-cell table:style-name="ce3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97121">
            <text:p>29.7971</text:p>
          </table:table-cell>
          <table:table-cell table:style-name="ce3" table:formula="of:=[.S9]" office:value-type="float" office:value="36">
            <text:p>36.00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36.7236">
            <text:p>36.7236</text:p>
          </table:table-cell>
          <table:table-cell table:style-name="ce3" table:formula="of:=[.V9]" office:value-type="float" office:value="91.38">
            <text:p>91.38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93.216738">
            <text:p>93.2167</text:p>
          </table:table-cell>
          <table:table-cell table:style-name="ce3" table:formula="of:=[.Y9]" office:value-type="float" office:value="86.4">
            <text:p>86.40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88.13664">
            <text:p>88.1366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13.2">
            <text:p>13.20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13.332">
            <text:p>13.3320</text:p>
          </table:table-cell>
          <table:table-cell table:style-name="ce3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12.322">
            <text:p>12.3220</text:p>
          </table:table-cell>
          <table:table-cell table:style-name="ce3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2.2109">
            <text:p>12.2109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14.6147">
            <text:p>14.6147</text:p>
          </table:table-cell>
          <table:table-cell table:style-name="ce3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5021">
            <text:p>29.5021</text:p>
          </table:table-cell>
          <table:table-cell table:style-name="ce3" table:formula="of:=[.S10]" office:value-type="float" office:value="36">
            <text:p>36.00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36.36">
            <text:p>36.3600</text:p>
          </table:table-cell>
          <table:table-cell table:style-name="ce3" table:formula="of:=[.V10]" office:value-type="float" office:value="91.38">
            <text:p>91.38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92.2938">
            <text:p>92.2938</text:p>
          </table:table-cell>
          <table:table-cell table:style-name="ce3" table:formula="of:=[.Y10]" office:value-type="float" office:value="86.4">
            <text:p>86.40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87.264">
            <text:p>87.2640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13.2">
            <text:p>13.20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13.2">
            <text:p>13.2000</text:p>
          </table:table-cell>
          <table:table-cell table:style-name="ce3" table:formula="of:=[.D11]" office:value-type="float" office:value="12.2">
            <text:p>12.2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12.2">
            <text:p>12.2000</text:p>
          </table:table-cell>
          <table:table-cell table:style-name="ce3" table:formula="of:=[.G11]" office:value-type="float" office:value="12.09">
            <text:p>12.0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2.09">
            <text:p>12.090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14.47">
            <text:p>14.4700</text:p>
          </table:table-cell>
          <table:table-cell table:style-name="ce3" table:formula="of:=[.P11]" office:value-type="float" office:value="29.21">
            <text:p>29.21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21">
            <text:p>29.2100</text:p>
          </table:table-cell>
          <table:table-cell table:style-name="ce3" table:formula="of:=[.S11]" office:value-type="float" office:value="36">
            <text:p>36.00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36">
            <text:p>36.0000</text:p>
          </table:table-cell>
          <table:table-cell table:style-name="ce3" table:formula="of:=[.V11]" office:value-type="float" office:value="91.38">
            <text:p>91.38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91.38">
            <text:p>91.3800</text:p>
          </table:table-cell>
          <table:table-cell table:style-name="ce3" table:formula="of:=[.Y11]" office:value-type="float" office:value="86.4">
            <text:p>86.40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86.4">
            <text:p>86.40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13.2">
            <text:p>13.20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13.0693069306931">
            <text:p>13.0693</text:p>
          </table:table-cell>
          <table:table-cell table:style-name="ce3" table:formula="of:=[.D12]" office:value-type="float" office:value="12.2">
            <text:p>12.2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12.0792079207921">
            <text:p>12.0792</text:p>
          </table:table-cell>
          <table:table-cell table:style-name="ce3" table:formula="of:=[.G12]" office:value-type="float" office:value="12.09">
            <text:p>12.0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1.970297029703">
            <text:p>11.9703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14.47">
            <text:p>14.47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14.3267326732673">
            <text:p>14.3267</text:p>
          </table:table-cell>
          <table:table-cell table:style-name="ce3" table:formula="of:=[.P12]" office:value-type="float" office:value="29.21">
            <text:p>29.21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9207920792079">
            <text:p>28.9208</text:p>
          </table:table-cell>
          <table:table-cell table:style-name="ce3" table:formula="of:=[.S12]" office:value-type="float" office:value="36">
            <text:p>36.00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35.6435643564356">
            <text:p>35.6436</text:p>
          </table:table-cell>
          <table:table-cell table:style-name="ce3" table:formula="of:=[.V12]" office:value-type="float" office:value="91.38">
            <text:p>91.38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90.4752475247525">
            <text:p>90.4752</text:p>
          </table:table-cell>
          <table:table-cell table:style-name="ce3" table:formula="of:=[.Y12]" office:value-type="float" office:value="86.4">
            <text:p>86.40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85.5445544554456">
            <text:p>85.5446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13.2">
            <text:p>13.20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12.9399078521714">
            <text:p>12.9399</text:p>
          </table:table-cell>
          <table:table-cell table:style-name="ce3" table:formula="of:=[.D13]" office:value-type="float" office:value="12.2">
            <text:p>12.2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11.9596118027644">
            <text:p>11.9596</text:p>
          </table:table-cell>
          <table:table-cell table:style-name="ce3" table:formula="of:=[.G13]" office:value-type="float" office:value="12.09">
            <text:p>12.0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1.8517792373297">
            <text:p>11.8518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14.47">
            <text:p>14.47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14.1848838349181">
            <text:p>14.1849</text:p>
          </table:table-cell>
          <table:table-cell table:style-name="ce3" table:formula="of:=[.P13]" office:value-type="float" office:value="29.21">
            <text:p>29.21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6344476031762">
            <text:p>28.6344</text:p>
          </table:table-cell>
          <table:table-cell table:style-name="ce3" table:formula="of:=[.S13]" office:value-type="float" office:value="36">
            <text:p>36.00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35.2906577786492">
            <text:p>35.2907</text:p>
          </table:table-cell>
          <table:table-cell table:style-name="ce3" table:formula="of:=[.V13]" office:value-type="float" office:value="91.38">
            <text:p>91.38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89.5794529948044">
            <text:p>89.5795</text:p>
          </table:table-cell>
          <table:table-cell table:style-name="ce3" table:formula="of:=[.Y13]" office:value-type="float" office:value="86.4">
            <text:p>86.40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84.697578668758">
            <text:p>84.6976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13.2">
            <text:p>13.2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2.8117899526449">
            <text:p>12.8118</text:p>
          </table:table-cell>
          <table:table-cell table:style-name="ce3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11.8411998047173">
            <text:p>11.8412</text:p>
          </table:table-cell>
          <table:table-cell table:style-name="ce3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1.7344348884452">
            <text:p>11.7344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14.044439440513">
            <text:p>14.0444</text:p>
          </table:table-cell>
          <table:table-cell table:style-name="ce3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509382209665">
            <text:p>28.3509</text:p>
          </table:table-cell>
          <table:table-cell table:style-name="ce3" table:formula="of:=[.S14]" office:value-type="float" office:value="36">
            <text:p>36.00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34.9412453253952">
            <text:p>34.9412</text:p>
          </table:table-cell>
          <table:table-cell table:style-name="ce3" table:formula="of:=[.V14]" office:value-type="float" office:value="91.38">
            <text:p>91.38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88.6925277176281">
            <text:p>88.6925</text:p>
          </table:table-cell>
          <table:table-cell table:style-name="ce3" table:formula="of:=[.Y14]" office:value-type="float" office:value="86.4">
            <text:p>86.40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83.8589887809485">
            <text:p>83.8590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13.2">
            <text:p>13.2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2.6849405471732">
            <text:p>12.6849</text:p>
          </table:table-cell>
          <table:table-cell table:style-name="ce3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11.7239602026904">
            <text:p>11.7240</text:p>
          </table:table-cell>
          <table:table-cell table:style-name="ce3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1.6182523647972">
            <text:p>11.6183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13.9053855846664">
            <text:p>13.9054</text:p>
          </table:table-cell>
          <table:table-cell table:style-name="ce3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702358623431">
            <text:p>28.0702</text:p>
          </table:table-cell>
          <table:table-cell table:style-name="ce3" table:formula="of:=[.S15]" office:value-type="float" office:value="36">
            <text:p>36.00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34.5952924013814">
            <text:p>34.5953</text:p>
          </table:table-cell>
          <table:table-cell table:style-name="ce3" table:formula="of:=[.V15]" office:value-type="float" office:value="91.38">
            <text:p>91.38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87.8143838788397">
            <text:p>87.8144</text:p>
          </table:table-cell>
          <table:table-cell table:style-name="ce3" table:formula="of:=[.Y15]" office:value-type="float" office:value="86.4">
            <text:p>86.40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83.0287017633153">
            <text:p>83.0287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13.2">
            <text:p>13.20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12.5593470764091">
            <text:p>12.5593</text:p>
          </table:table-cell>
          <table:table-cell table:style-name="ce3" table:formula="of:=[.D16]" office:value-type="float" office:value="12.2">
            <text:p>12.2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11.6078813888023">
            <text:p>11.6079</text:p>
          </table:table-cell>
          <table:table-cell table:style-name="ce3" table:formula="of:=[.G16]" office:value-type="float" office:value="12.09">
            <text:p>12.0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1.5032201631656">
            <text:p>11.5032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13.7677084996697">
            <text:p>13.7677</text:p>
          </table:table-cell>
          <table:table-cell table:style-name="ce3" table:formula="of:=[.P16]" office:value-type="float" office:value="29.21">
            <text:p>29.21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923127349931">
            <text:p>27.7923</text:p>
          </table:table-cell>
          <table:table-cell table:style-name="ce3" table:formula="of:=[.S16]" office:value-type="float" office:value="36">
            <text:p>36.00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34.252764753843">
            <text:p>34.2528</text:p>
          </table:table-cell>
          <table:table-cell table:style-name="ce3" table:formula="of:=[.V16]" office:value-type="float" office:value="91.38">
            <text:p>91.38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86.9449345335047">
            <text:p>86.9449</text:p>
          </table:table-cell>
          <table:table-cell table:style-name="ce3" table:formula="of:=[.Y16]" office:value-type="float" office:value="86.4">
            <text:p>86.40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82.2066354092231">
            <text:p>82.2066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13.2">
            <text:p>13.2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2.4349971053555">
            <text:p>12.4350</text:p>
          </table:table-cell>
          <table:table-cell table:style-name="ce3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11.4929518701013">
            <text:p>11.4930</text:p>
          </table:table-cell>
          <table:table-cell table:style-name="ce3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1.3893268942234">
            <text:p>11.3893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13.6313945541284">
            <text:p>13.6314</text:p>
          </table:table-cell>
          <table:table-cell table:style-name="ce3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5171413217754">
            <text:p>27.5171</text:p>
          </table:table-cell>
          <table:table-cell table:style-name="ce3" table:formula="of:=[.S17]" office:value-type="float" office:value="36">
            <text:p>36.00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33.9136284691514">
            <text:p>33.9136</text:p>
          </table:table-cell>
          <table:table-cell table:style-name="ce3" table:formula="of:=[.V17]" office:value-type="float" office:value="91.38">
            <text:p>91.38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86.0840935975294">
            <text:p>86.0841</text:p>
          </table:table-cell>
          <table:table-cell table:style-name="ce3" table:formula="of:=[.Y17]" office:value-type="float" office:value="86.4">
            <text:p>86.40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81.3927083259635">
            <text:p>81.3927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13.2">
            <text:p>13.2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3118783221342">
            <text:p>12.3119</text:p>
          </table:table-cell>
          <table:table-cell table:style-name="ce3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11.3791602674271">
            <text:p>11.3792</text:p>
          </table:table-cell>
          <table:table-cell table:style-name="ce3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1.2765612814093">
            <text:p>11.2766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13.4964302516123">
            <text:p>13.4964</text:p>
          </table:table-cell>
          <table:table-cell table:style-name="ce3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2446943779954">
            <text:p>27.2447</text:p>
          </table:table-cell>
          <table:table-cell table:style-name="ce3" table:formula="of:=[.S18]" office:value-type="float" office:value="36">
            <text:p>36.00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33.5778499694569">
            <text:p>33.5778</text:p>
          </table:table-cell>
          <table:table-cell table:style-name="ce3" table:formula="of:=[.V18]" office:value-type="float" office:value="91.38">
            <text:p>91.38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85.231775839138">
            <text:p>85.2318</text:p>
          </table:table-cell>
          <table:table-cell table:style-name="ce3" table:formula="of:=[.Y18]" office:value-type="float" office:value="86.4">
            <text:p>86.40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80.5868399266965">
            <text:p>80.5868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13.2">
            <text:p>13.2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1899785367665">
            <text:p>12.1900</text:p>
          </table:table-cell>
          <table:table-cell table:style-name="ce3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11.2664953142842">
            <text:p>11.2665</text:p>
          </table:table-cell>
          <table:table-cell table:style-name="ce3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1.1649121598112">
            <text:p>11.1649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13.3628022293191">
            <text:p>13.3628</text:p>
          </table:table-cell>
          <table:table-cell table:style-name="ce3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749449287083">
            <text:p>26.9749</text:p>
          </table:table-cell>
          <table:table-cell table:style-name="ce3" table:formula="of:=[.S19]" office:value-type="float" office:value="36">
            <text:p>36.00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33.2453960093632">
            <text:p>33.2454</text:p>
          </table:table-cell>
          <table:table-cell table:style-name="ce3" table:formula="of:=[.V19]" office:value-type="float" office:value="91.38">
            <text:p>91.38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84.3878968704337">
            <text:p>84.3879</text:p>
          </table:table-cell>
          <table:table-cell table:style-name="ce3" table:formula="of:=[.Y19]" office:value-type="float" office:value="86.4">
            <text:p>86.40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79.7889504224718">
            <text:p>79.7890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13.2">
            <text:p>13.2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0692856799669">
            <text:p>12.0693</text:p>
          </table:table-cell>
          <table:table-cell table:style-name="ce3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11.1549458557269">
            <text:p>11.1549</text:p>
          </table:table-cell>
          <table:table-cell table:style-name="ce3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1.0543684750605">
            <text:p>11.0544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13.2304972567515">
            <text:p>13.2305</text:p>
          </table:table-cell>
          <table:table-cell table:style-name="ce3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7078662660479">
            <text:p>26.7079</text:p>
          </table:table-cell>
          <table:table-cell table:style-name="ce3" table:formula="of:=[.S20]" office:value-type="float" office:value="36">
            <text:p>36.00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32.9162336726369">
            <text:p>32.9162</text:p>
          </table:table-cell>
          <table:table-cell table:style-name="ce3" table:formula="of:=[.V20]" office:value-type="float" office:value="91.38">
            <text:p>91.38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83.5523731390433">
            <text:p>83.5524</text:p>
          </table:table-cell>
          <table:table-cell table:style-name="ce3" table:formula="of:=[.Y20]" office:value-type="float" office:value="86.4">
            <text:p>86.40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78.9989608143285">
            <text:p>78.9990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13.2">
            <text:p>13.2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1.9497878019474">
            <text:p>11.9498</text:p>
          </table:table-cell>
          <table:table-cell table:style-name="ce3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11.0445008472544">
            <text:p>11.0445</text:p>
          </table:table-cell>
          <table:table-cell table:style-name="ce3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0.9449192822382">
            <text:p>10.9449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13.0995022344075">
            <text:p>13.0995</text:p>
          </table:table-cell>
          <table:table-cell table:style-name="ce3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443431946582">
            <text:p>26.4434</text:p>
          </table:table-cell>
          <table:table-cell table:style-name="ce3" table:formula="of:=[.S21]" office:value-type="float" office:value="36">
            <text:p>36.00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32.5903303689474">
            <text:p>32.5903</text:p>
          </table:table-cell>
          <table:table-cell table:style-name="ce3" table:formula="of:=[.V21]" office:value-type="float" office:value="91.38">
            <text:p>91.38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82.7251219198448">
            <text:p>82.7251</text:p>
          </table:table-cell>
          <table:table-cell table:style-name="ce3" table:formula="of:=[.Y21]" office:value-type="float" office:value="86.4">
            <text:p>86.40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78.2167928854738">
            <text:p>78.216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2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00631075624961">
            <text:p>1.0063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0.997473779246318">
            <text:p>0.9975</text:p>
          </table:table-cell>
          <table:table-cell table:style-name="ce2" office:value-type="float" office:value="1.11">
            <text:p>1.110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1.22613055920644">
            <text:p>1.2261</text:p>
          </table:table-cell>
          <table:table-cell table:style-name="ce2" office:value-type="float" office:value="1.147">
            <text:p>1.147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26700157784665">
            <text:p>1.2670</text:p>
          </table:table-cell>
          <table:table-cell table:style-name="ce2" office:value-type="float" office:value="1.177">
            <text:p>1.177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30014024160899">
            <text:p>1.3001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3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0.996347283415453">
            <text:p>0.9963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0.987597801233978">
            <text:p>0.9876</text:p>
          </table:table-cell>
          <table:table-cell table:style-name="ce3" table:formula="of:=[.S25]" office:value-type="float" office:value="1.11">
            <text:p>1.110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1.21399065267964">
            <text:p>1.2140</text:p>
          </table:table-cell>
          <table:table-cell table:style-name="ce3" table:formula="of:=[.V25]" office:value-type="float" office:value="1.147">
            <text:p>1.147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25445700776896">
            <text:p>1.2545</text:p>
          </table:table-cell>
          <table:table-cell table:style-name="ce3" table:formula="of:=[.Y25]" office:value-type="float" office:value="1.177">
            <text:p>1.177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28726756594949">
            <text:p>1.2873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3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0.986482458827181">
            <text:p>0.9865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0.977819605182156">
            <text:p>0.9778</text:p>
          </table:table-cell>
          <table:table-cell table:style-name="ce3" table:formula="of:=[.S26]" office:value-type="float" office:value="1.11">
            <text:p>1.110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1.20197094324717">
            <text:p>1.2020</text:p>
          </table:table-cell>
          <table:table-cell table:style-name="ce3" table:formula="of:=[.V26]" office:value-type="float" office:value="1.147">
            <text:p>1.147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24203664135541">
            <text:p>1.2420</text:p>
          </table:table-cell>
          <table:table-cell table:style-name="ce3" table:formula="of:=[.Y26]" office:value-type="float" office:value="1.177">
            <text:p>1.177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27452234252425">
            <text:p>1.2745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3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0.976715305769486">
            <text:p>0.976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0.96813822295263">
            <text:p>0.9681</text:p>
          </table:table-cell>
          <table:table-cell table:style-name="ce3" table:formula="of:=[.S27]" office:value-type="float" office:value="1.11">
            <text:p>1.110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1.19007024083878">
            <text:p>1.1901</text:p>
          </table:table-cell>
          <table:table-cell table:style-name="ce3" table:formula="of:=[.V27]" office:value-type="float" office:value="1.147">
            <text:p>1.147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22973924886674">
            <text:p>1.2297</text:p>
          </table:table-cell>
          <table:table-cell table:style-name="ce3" table:formula="of:=[.Y27]" office:value-type="float" office:value="1.177">
            <text:p>1.177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26190330942995">
            <text:p>1.2619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3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0.967044857197511">
            <text:p>0.9670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0.958552695992703">
            <text:p>0.9586</text:p>
          </table:table-cell>
          <table:table-cell table:style-name="ce3" table:formula="of:=[.S28]" office:value-type="float" office:value="1.11">
            <text:p>1.110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1.17828736716711">
            <text:p>1.1783</text:p>
          </table:table-cell>
          <table:table-cell table:style-name="ce3" table:formula="of:=[.V28]" office:value-type="float" office:value="1.147">
            <text:p>1.147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21756361273935">
            <text:p>1.2176</text:p>
          </table:table-cell>
          <table:table-cell table:style-name="ce3" table:formula="of:=[.Y28]" office:value-type="float" office:value="1.177">
            <text:p>1.177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24940921725738">
            <text:p>1.2494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14.37">
            <text:p>14.37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5.103014419937">
            <text:p>15.1030</text:p>
          </table:table-cell>
          <table:table-cell table:style-name="ce3" table:formula="of:=[.D29]" office:value-type="float" office:value="0.911">
            <text:p>0.911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0.9574701556411">
            <text:p>0.9575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0.903">
            <text:p>0.903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0.9490620752403">
            <text:p>0.9491</text:p>
          </table:table-cell>
          <table:table-cell table:style-name="ce3" table:formula="of:=[.S29]" office:value-type="float" office:value="1.11">
            <text:p>1.110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1.166621155611">
            <text:p>1.1666</text:p>
          </table:table-cell>
          <table:table-cell table:style-name="ce3" table:formula="of:=[.V29]" office:value-type="float" office:value="1.147">
            <text:p>1.147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2055085274647">
            <text:p>1.2055</text:p>
          </table:table-cell>
          <table:table-cell table:style-name="ce3" table:formula="of:=[.Y29]" office:value-type="float" office:value="1.177">
            <text:p>1.177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2370388289677">
            <text:p>1.2370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3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0.94799025311">
            <text:p>0.9480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0.93966542103">
            <text:p>0.9397</text:p>
          </table:table-cell>
          <table:table-cell table:style-name="ce3" table:formula="of:=[.S30]" office:value-type="float" office:value="1.11">
            <text:p>1.110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1.1550704511">
            <text:p>1.1551</text:p>
          </table:table-cell>
          <table:table-cell table:style-name="ce3" table:formula="of:=[.V30]" office:value-type="float" office:value="1.147">
            <text:p>1.147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19357279947">
            <text:p>1.1936</text:p>
          </table:table-cell>
          <table:table-cell table:style-name="ce3" table:formula="of:=[.Y30]" office:value-type="float" office:value="1.177">
            <text:p>1.177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22479091977">
            <text:p>1.2248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3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0.938604211">
            <text:p>0.938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0.930361803">
            <text:p>0.9304</text:p>
          </table:table-cell>
          <table:table-cell table:style-name="ce3" table:formula="of:=[.S31]" office:value-type="float" office:value="1.11">
            <text:p>1.110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1.14363411">
            <text:p>1.1436</text:p>
          </table:table-cell>
          <table:table-cell table:style-name="ce3" table:formula="of:=[.V31]" office:value-type="float" office:value="1.147">
            <text:p>1.147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181755247">
            <text:p>1.1818</text:p>
          </table:table-cell>
          <table:table-cell table:style-name="ce3" table:formula="of:=[.Y31]" office:value-type="float" office:value="1.177">
            <text:p>1.177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212664277">
            <text:p>1.2127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3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0.9293111">
            <text:p>0.9293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0.9211503">
            <text:p>0.9212</text:p>
          </table:table-cell>
          <table:table-cell table:style-name="ce3" table:formula="of:=[.S32]" office:value-type="float" office:value="1.11">
            <text:p>1.110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1.132311">
            <text:p>1.1323</text:p>
          </table:table-cell>
          <table:table-cell table:style-name="ce3" table:formula="of:=[.V32]" office:value-type="float" office:value="1.147">
            <text:p>1.147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1700547">
            <text:p>1.1701</text:p>
          </table:table-cell>
          <table:table-cell table:style-name="ce3" table:formula="of:=[.Y32]" office:value-type="float" office:value="1.177">
            <text:p>1.177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2006577">
            <text:p>1.2007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3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0.92011">
            <text:p>0.9201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0.91203">
            <text:p>0.9120</text:p>
          </table:table-cell>
          <table:table-cell table:style-name="ce3" table:formula="of:=[.S33]" office:value-type="float" office:value="1.11">
            <text:p>1.110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1.1211">
            <text:p>1.1211</text:p>
          </table:table-cell>
          <table:table-cell table:style-name="ce3" table:formula="of:=[.V33]" office:value-type="float" office:value="1.147">
            <text:p>1.147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15847">
            <text:p>1.1585</text:p>
          </table:table-cell>
          <table:table-cell table:style-name="ce3" table:formula="of:=[.Y33]" office:value-type="float" office:value="1.177">
            <text:p>1.177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18877">
            <text:p>1.1888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14.37">
            <text:p>14.37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4.37">
            <text:p>14.3700</text:p>
          </table:table-cell>
          <table:table-cell table:style-name="ce3" table:formula="of:=[.D34]" office:value-type="float" office:value="0.911">
            <text:p>0.911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0.911">
            <text:p>0.911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0.903">
            <text:p>0.903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0.903">
            <text:p>0.9030</text:p>
          </table:table-cell>
          <table:table-cell table:style-name="ce3" table:formula="of:=[.S34]" office:value-type="float" office:value="1.11">
            <text:p>1.110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1.11">
            <text:p>1.1100</text:p>
          </table:table-cell>
          <table:table-cell table:style-name="ce3" table:formula="of:=[.V34]" office:value-type="float" office:value="1.147">
            <text:p>1.147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147">
            <text:p>1.1470</text:p>
          </table:table-cell>
          <table:table-cell table:style-name="ce3" table:formula="of:=[.Y34]" office:value-type="float" office:value="1.177">
            <text:p>1.177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177">
            <text:p>1.177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14.37">
            <text:p>14.37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4.2277227722772">
            <text:p>14.2277</text:p>
          </table:table-cell>
          <table:table-cell table:style-name="ce3" table:formula="of:=[.D35]" office:value-type="float" office:value="0.911">
            <text:p>0.911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0.901980198019802">
            <text:p>0.9020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0.903">
            <text:p>0.903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0.894059405940594">
            <text:p>0.8941</text:p>
          </table:table-cell>
          <table:table-cell table:style-name="ce3" table:formula="of:=[.S35]" office:value-type="float" office:value="1.11">
            <text:p>1.110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1.0990099009901">
            <text:p>1.0990</text:p>
          </table:table-cell>
          <table:table-cell table:style-name="ce3" table:formula="of:=[.V35]" office:value-type="float" office:value="1.147">
            <text:p>1.147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13564356435644">
            <text:p>1.1356</text:p>
          </table:table-cell>
          <table:table-cell table:style-name="ce3" table:formula="of:=[.Y35]" office:value-type="float" office:value="1.177">
            <text:p>1.177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16534653465347">
            <text:p>1.1653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14.37">
            <text:p>14.37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4.0868542299775">
            <text:p>14.0869</text:p>
          </table:table-cell>
          <table:table-cell table:style-name="ce3" table:formula="of:=[.D36]" office:value-type="float" office:value="0.911">
            <text:p>0.911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0.893049701009705">
            <text:p>0.893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0.903">
            <text:p>0.903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0.88520733261445">
            <text:p>0.8852</text:p>
          </table:table-cell>
          <table:table-cell table:style-name="ce3" table:formula="of:=[.S36]" office:value-type="float" office:value="1.11">
            <text:p>1.110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1.08812861484168">
            <text:p>1.0881</text:p>
          </table:table-cell>
          <table:table-cell table:style-name="ce3" table:formula="of:=[.V36]" office:value-type="float" office:value="1.147">
            <text:p>1.147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12439956866974">
            <text:p>1.1244</text:p>
          </table:table-cell>
          <table:table-cell table:style-name="ce3" table:formula="of:=[.Y36]" office:value-type="float" office:value="1.177">
            <text:p>1.177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15380845015195">
            <text:p>1.1538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3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0.884207624762084">
            <text:p>0.8842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0.876442903578663">
            <text:p>0.8764</text:p>
          </table:table-cell>
          <table:table-cell table:style-name="ce3" table:formula="of:=[.S37]" office:value-type="float" office:value="1.11">
            <text:p>1.110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1.07735506419969">
            <text:p>1.0774</text:p>
          </table:table-cell>
          <table:table-cell table:style-name="ce3" table:formula="of:=[.V37]" office:value-type="float" office:value="1.147">
            <text:p>1.147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11326689967301">
            <text:p>1.1133</text:p>
          </table:table-cell>
          <table:table-cell table:style-name="ce3" table:formula="of:=[.Y37]" office:value-type="float" office:value="1.177">
            <text:p>1.177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14238460411084">
            <text:p>1.1424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3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0.875453093823846">
            <text:p>0.8755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0.867765251067983">
            <text:p>0.8678</text:p>
          </table:table-cell>
          <table:table-cell table:style-name="ce3" table:formula="of:=[.S38]" office:value-type="float" office:value="1.11">
            <text:p>1.110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1.06668818237593">
            <text:p>1.0667</text:p>
          </table:table-cell>
          <table:table-cell table:style-name="ce3" table:formula="of:=[.V38]" office:value-type="float" office:value="1.147">
            <text:p>1.147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10224445512179">
            <text:p>1.1022</text:p>
          </table:table-cell>
          <table:table-cell table:style-name="ce3" table:formula="of:=[.Y38]" office:value-type="float" office:value="1.177">
            <text:p>1.177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13107386545627">
            <text:p>1.1311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14.37">
            <text:p>14.37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3.672561930909">
            <text:p>13.6726</text:p>
          </table:table-cell>
          <table:table-cell table:style-name="ce3" table:formula="of:=[.D39]" office:value-type="float" office:value="0.911">
            <text:p>0.911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0.866785241409748">
            <text:p>0.8668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0.903">
            <text:p>0.903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0.859173515908894">
            <text:p>0.8592</text:p>
          </table:table-cell>
          <table:table-cell table:style-name="ce3" table:formula="of:=[.S39]" office:value-type="float" office:value="1.11">
            <text:p>1.110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1.05612691324349">
            <text:p>1.0561</text:p>
          </table:table-cell>
          <table:table-cell table:style-name="ce3" table:formula="of:=[.V39]" office:value-type="float" office:value="1.147">
            <text:p>1.147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09133114368494">
            <text:p>1.0913</text:p>
          </table:table-cell>
          <table:table-cell table:style-name="ce3" table:formula="of:=[.Y39]" office:value-type="float" office:value="1.177">
            <text:p>1.177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11987511431314">
            <text:p>1.1199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3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0.858203209316582">
            <text:p>0.8582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0.850666847434549">
            <text:p>0.8507</text:p>
          </table:table-cell>
          <table:table-cell table:style-name="ce3" table:formula="of:=[.S40]" office:value-type="float" office:value="1.11">
            <text:p>1.110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1.04567021113217">
            <text:p>1.0457</text:p>
          </table:table-cell>
          <table:table-cell table:style-name="ce3" table:formula="of:=[.V40]" office:value-type="float" office:value="1.147">
            <text:p>1.147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08052588483657">
            <text:p>1.0805</text:p>
          </table:table-cell>
          <table:table-cell table:style-name="ce3" table:formula="of:=[.Y40]" office:value-type="float" office:value="1.177">
            <text:p>1.177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1087872418942">
            <text:p>1.1088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3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0.8497061478382">
            <text:p>0.8497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0.842244403400543">
            <text:p>0.8422</text:p>
          </table:table-cell>
          <table:table-cell table:style-name="ce3" table:formula="of:=[.S41]" office:value-type="float" office:value="1.11">
            <text:p>1.110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1.03531704072492">
            <text:p>1.0353</text:p>
          </table:table-cell>
          <table:table-cell table:style-name="ce3" table:formula="of:=[.V41]" office:value-type="float" office:value="1.147">
            <text:p>1.147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06982760874908">
            <text:p>1.0698</text:p>
          </table:table-cell>
          <table:table-cell table:style-name="ce3" table:formula="of:=[.Y41]" office:value-type="float" office:value="1.177">
            <text:p>1.177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0978091503903">
            <text:p>1.0978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3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0.841293215681386">
            <text:p>0.8413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0.833905349901528">
            <text:p>0.8339</text:p>
          </table:table-cell>
          <table:table-cell table:style-name="ce3" table:formula="of:=[.S42]" office:value-type="float" office:value="1.11">
            <text:p>1.110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1.02506637695537">
            <text:p>1.0251</text:p>
          </table:table-cell>
          <table:table-cell table:style-name="ce3" table:formula="of:=[.V42]" office:value-type="float" office:value="1.147">
            <text:p>1.147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05923525618721">
            <text:p>1.0592</text:p>
          </table:table-cell>
          <table:table-cell table:style-name="ce3" table:formula="of:=[.Y42]" office:value-type="float" office:value="1.177">
            <text:p>1.177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08693975286168">
            <text:p>1.0869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3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0.832963579882561">
            <text:p>0.8330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0.825648861288641">
            <text:p>0.8256</text:p>
          </table:table-cell>
          <table:table-cell table:style-name="ce3" table:formula="of:=[.S43]" office:value-type="float" office:value="1.11">
            <text:p>1.110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1.0149172049063">
            <text:p>1.0149</text:p>
          </table:table-cell>
          <table:table-cell table:style-name="ce3" table:formula="of:=[.V43]" office:value-type="float" office:value="1.147">
            <text:p>1.147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04874777840318">
            <text:p>1.0487</text:p>
          </table:table-cell>
          <table:table-cell table:style-name="ce3" table:formula="of:=[.Y43]" office:value-type="float" office:value="1.177">
            <text:p>1.177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07617797313038">
            <text:p>1.0762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3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0.824716415725308">
            <text:p>0.8247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817474120087764">
            <text:p>0.8175</text:p>
          </table:table-cell>
          <table:table-cell table:style-name="ce3" table:formula="of:=[.S44]" office:value-type="float" office:value="1.11">
            <text:p>1.110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1.00486851970921">
            <text:p>1.0049</text:p>
          </table:table-cell>
          <table:table-cell table:style-name="ce3" table:formula="of:=[.V44]" office:value-type="float" office:value="1.147">
            <text:p>1.147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03836413703285">
            <text:p>1.0384</text:p>
          </table:table-cell>
          <table:table-cell table:style-name="ce3" table:formula="of:=[.Y44]" office:value-type="float" office:value="1.177">
            <text:p>1.177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06552274567364">
            <text:p>1.065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1966761">
            <text:p>196676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796610">
            <text:p>796610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2006580">
            <text:p>2006580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234.5">
            <text:p>234.500</text:p>
          </table:table-cell>
          <table:table-cell office:value-type="float" office:value="10">
            <text:p>10</text:p>
          </table:table-cell>
          <table:table-cell table:formula="of:=[.C3]*1.01" office:value-type="float" office:value="259.033888408927">
            <text:p>259.0339</text:p>
          </table:table-cell>
          <table:table-cell table:style-name="ce2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13.4763899300167">
            <text:p>13.4764</text:p>
          </table:table-cell>
          <table:table-cell table:style-name="ce2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3.3548814962215">
            <text:p>13.3549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15.9838821547001">
            <text:p>15.9839</text:p>
          </table:table-cell>
          <table:table-cell table:style-name="ce2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660122832613">
            <text:p>32.2660</text:p>
          </table:table-cell>
          <table:table-cell table:style-name="ce2" office:value-type="float" office:value="20.62">
            <text:p>20.62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22.777308225979">
            <text:p>22.7773</text:p>
          </table:table-cell>
          <table:table-cell table:style-name="ce2" office:value-type="float" office:value="34.68">
            <text:p>34.68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38.3082953092606">
            <text:p>38.3083</text:p>
          </table:table-cell>
          <table:table-cell table:style-name="ce2" office:value-type="float" office:value="33.35">
            <text:p>33.35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36.8391478824637">
            <text:p>36.8391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234.5">
            <text:p>234.5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56.469196444483">
            <text:p>256.4692</text:p>
          </table:table-cell>
          <table:table-cell table:style-name="ce3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13.3429603267492">
            <text:p>13.3430</text:p>
          </table:table-cell>
          <table:table-cell table:style-name="ce3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3.2226549467539">
            <text:p>13.2227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15.8256258957427">
            <text:p>15.8256</text:p>
          </table:table-cell>
          <table:table-cell table:style-name="ce3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9465468151102">
            <text:p>31.9465</text:p>
          </table:table-cell>
          <table:table-cell table:style-name="ce3" table:formula="of:=[.S2]" office:value-type="float" office:value="20.62">
            <text:p>20.62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22.5517903227515">
            <text:p>22.5518</text:p>
          </table:table-cell>
          <table:table-cell table:style-name="ce3" table:formula="of:=[.V2]" office:value-type="float" office:value="34.68">
            <text:p>34.68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37.9290052566936">
            <text:p>37.9290</text:p>
          </table:table-cell>
          <table:table-cell table:style-name="ce3" table:formula="of:=[.Y2]" office:value-type="float" office:value="33.35">
            <text:p>33.35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36.4744038440234">
            <text:p>36.4744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234.5">
            <text:p>234.5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53.929897469785">
            <text:p>253.9299</text:p>
          </table:table-cell>
          <table:table-cell table:style-name="ce3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13.2108518086626">
            <text:p>13.2109</text:p>
          </table:table-cell>
          <table:table-cell table:style-name="ce3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3.0917375710435">
            <text:p>13.0917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15.6689365304383">
            <text:p>15.6689</text:p>
          </table:table-cell>
          <table:table-cell table:style-name="ce3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6302443713962">
            <text:p>31.6302</text:p>
          </table:table-cell>
          <table:table-cell table:style-name="ce3" table:formula="of:=[.S3]" office:value-type="float" office:value="20.62">
            <text:p>20.62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22.328505270051">
            <text:p>22.3285</text:p>
          </table:table-cell>
          <table:table-cell table:style-name="ce3" table:formula="of:=[.V3]" office:value-type="float" office:value="34.68">
            <text:p>34.68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37.5534705511818">
            <text:p>37.5535</text:p>
          </table:table-cell>
          <table:table-cell table:style-name="ce3" table:formula="of:=[.Y3]" office:value-type="float" office:value="33.35">
            <text:p>33.35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36.1132711326965">
            <text:p>36.1133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234.5">
            <text:p>234.5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51.415740069094">
            <text:p>251.4157</text:p>
          </table:table-cell>
          <table:table-cell table:style-name="ce3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13.0800512957055">
            <text:p>13.0801</text:p>
          </table:table-cell>
          <table:table-cell table:style-name="ce3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2.9621164069738">
            <text:p>12.9621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15.5137985449884">
            <text:p>15.5138</text:p>
          </table:table-cell>
          <table:table-cell table:style-name="ce3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3170736350458">
            <text:p>31.3171</text:p>
          </table:table-cell>
          <table:table-cell table:style-name="ce3" table:formula="of:=[.S4]" office:value-type="float" office:value="20.62">
            <text:p>20.62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22.1074309604465">
            <text:p>22.1074</text:p>
          </table:table-cell>
          <table:table-cell table:style-name="ce3" table:formula="of:=[.V4]" office:value-type="float" office:value="34.68">
            <text:p>34.68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37.1816540110711">
            <text:p>37.1817</text:p>
          </table:table-cell>
          <table:table-cell table:style-name="ce3" table:formula="of:=[.Y4]" office:value-type="float" office:value="33.35">
            <text:p>33.35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35.7557139927688">
            <text:p>35.7557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234.5">
            <text:p>234.5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48.926475315934">
            <text:p>248.9265</text:p>
          </table:table-cell>
          <table:table-cell table:style-name="ce3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12.9505458373322">
            <text:p>12.9505</text:p>
          </table:table-cell>
          <table:table-cell table:style-name="ce3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2.8337786207661">
            <text:p>12.8338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15.3601965791965">
            <text:p>15.3602</text:p>
          </table:table-cell>
          <table:table-cell table:style-name="ce3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1.0070035990552">
            <text:p>31.0070</text:p>
          </table:table-cell>
          <table:table-cell table:style-name="ce3" table:formula="of:=[.S5]" office:value-type="float" office:value="20.62">
            <text:p>20.62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21.8885455053926">
            <text:p>21.8885</text:p>
          </table:table-cell>
          <table:table-cell table:style-name="ce3" table:formula="of:=[.V5]" office:value-type="float" office:value="34.68">
            <text:p>34.68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36.8135188228427">
            <text:p>36.8135</text:p>
          </table:table-cell>
          <table:table-cell table:style-name="ce3" table:formula="of:=[.Y5]" office:value-type="float" office:value="33.35">
            <text:p>33.35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35.4016970225434">
            <text:p>35.4017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234.5">
            <text:p>234.50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246.46185674845">
            <text:p>246.4619</text:p>
          </table:table-cell>
          <table:table-cell table:style-name="ce3" table:formula="of:=[.D6]" office:value-type="float" office:value="12.2">
            <text:p>12.2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12.82232261122">
            <text:p>12.8223</text:p>
          </table:table-cell>
          <table:table-cell table:style-name="ce3" table:formula="of:=[.G6]" office:value-type="float" office:value="12.09">
            <text:p>12.0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2.706711505709">
            <text:p>12.7067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15.208115424947">
            <text:p>15.2081</text:p>
          </table:table-cell>
          <table:table-cell table:style-name="ce3" table:formula="of:=[.P6]" office:value-type="float" office:value="29.21">
            <text:p>29.21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700003563421">
            <text:p>30.7000</text:p>
          </table:table-cell>
          <table:table-cell table:style-name="ce3" table:formula="of:=[.S6]" office:value-type="float" office:value="20.62">
            <text:p>20.62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21.671827233062">
            <text:p>21.6718</text:p>
          </table:table-cell>
          <table:table-cell table:style-name="ce3" table:formula="of:=[.V6]" office:value-type="float" office:value="34.68">
            <text:p>34.68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36.449028537468">
            <text:p>36.4490</text:p>
          </table:table-cell>
          <table:table-cell table:style-name="ce3" table:formula="of:=[.Y6]" office:value-type="float" office:value="33.35">
            <text:p>33.35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35.051185170835">
            <text:p>35.0512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234.5">
            <text:p>234.5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44.021640345">
            <text:p>244.0216</text:p>
          </table:table-cell>
          <table:table-cell table:style-name="ce3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12.695368922">
            <text:p>12.6954</text:p>
          </table:table-cell>
          <table:table-cell table:style-name="ce3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2.5809024809">
            <text:p>12.5809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15.0575400247">
            <text:p>15.0575</text:p>
          </table:table-cell>
          <table:table-cell table:style-name="ce3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960431321">
            <text:p>30.3960</text:p>
          </table:table-cell>
          <table:table-cell table:style-name="ce3" table:formula="of:=[.S7]" office:value-type="float" office:value="20.62">
            <text:p>20.62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21.4572546862">
            <text:p>21.4573</text:p>
          </table:table-cell>
          <table:table-cell table:style-name="ce3" table:formula="of:=[.V7]" office:value-type="float" office:value="34.68">
            <text:p>34.68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36.0881470668">
            <text:p>36.0881</text:p>
          </table:table-cell>
          <table:table-cell table:style-name="ce3" table:formula="of:=[.Y7]" office:value-type="float" office:value="33.35">
            <text:p>33.35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34.7041437335">
            <text:p>34.7041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234.5">
            <text:p>234.5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41.6055845">
            <text:p>241.6056</text:p>
          </table:table-cell>
          <table:table-cell table:style-name="ce3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12.5696722">
            <text:p>12.5697</text:p>
          </table:table-cell>
          <table:table-cell table:style-name="ce3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2.45633909">
            <text:p>12.4563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14.90845547">
            <text:p>14.9085</text:p>
          </table:table-cell>
          <table:table-cell table:style-name="ce3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9509221">
            <text:p>30.0951</text:p>
          </table:table-cell>
          <table:table-cell table:style-name="ce3" table:formula="of:=[.S8]" office:value-type="float" office:value="20.62">
            <text:p>20.62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21.24480662">
            <text:p>21.2448</text:p>
          </table:table-cell>
          <table:table-cell table:style-name="ce3" table:formula="of:=[.V8]" office:value-type="float" office:value="34.68">
            <text:p>34.68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35.73083868">
            <text:p>35.7308</text:p>
          </table:table-cell>
          <table:table-cell table:style-name="ce3" table:formula="of:=[.Y8]" office:value-type="float" office:value="33.35">
            <text:p>33.35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34.36053835">
            <text:p>34.3605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234.5">
            <text:p>234.50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239.21345">
            <text:p>239.2135</text:p>
          </table:table-cell>
          <table:table-cell table:style-name="ce3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12.44522">
            <text:p>12.4452</text:p>
          </table:table-cell>
          <table:table-cell table:style-name="ce3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2.333009">
            <text:p>12.3330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14.760847">
            <text:p>14.7608</text:p>
          </table:table-cell>
          <table:table-cell table:style-name="ce3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97121">
            <text:p>29.7971</text:p>
          </table:table-cell>
          <table:table-cell table:style-name="ce3" table:formula="of:=[.S9]" office:value-type="float" office:value="20.62">
            <text:p>20.62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21.034462">
            <text:p>21.0345</text:p>
          </table:table-cell>
          <table:table-cell table:style-name="ce3" table:formula="of:=[.V9]" office:value-type="float" office:value="34.68">
            <text:p>34.68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35.377068">
            <text:p>35.3771</text:p>
          </table:table-cell>
          <table:table-cell table:style-name="ce3" table:formula="of:=[.Y9]" office:value-type="float" office:value="33.35">
            <text:p>33.35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34.020335">
            <text:p>34.0203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234.5">
            <text:p>234.50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236.845">
            <text:p>236.8450</text:p>
          </table:table-cell>
          <table:table-cell table:style-name="ce3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12.322">
            <text:p>12.3220</text:p>
          </table:table-cell>
          <table:table-cell table:style-name="ce3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2.2109">
            <text:p>12.2109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14.6147">
            <text:p>14.6147</text:p>
          </table:table-cell>
          <table:table-cell table:style-name="ce3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5021">
            <text:p>29.5021</text:p>
          </table:table-cell>
          <table:table-cell table:style-name="ce3" table:formula="of:=[.S10]" office:value-type="float" office:value="20.62">
            <text:p>20.62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20.8262">
            <text:p>20.8262</text:p>
          </table:table-cell>
          <table:table-cell table:style-name="ce3" table:formula="of:=[.V10]" office:value-type="float" office:value="34.68">
            <text:p>34.68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35.0268">
            <text:p>35.0268</text:p>
          </table:table-cell>
          <table:table-cell table:style-name="ce3" table:formula="of:=[.Y10]" office:value-type="float" office:value="33.35">
            <text:p>33.35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33.6835">
            <text:p>33.6835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234.5">
            <text:p>234.50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234.5">
            <text:p>234.5000</text:p>
          </table:table-cell>
          <table:table-cell table:style-name="ce3" table:formula="of:=[.D11]" office:value-type="float" office:value="12.2">
            <text:p>12.2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12.2">
            <text:p>12.2000</text:p>
          </table:table-cell>
          <table:table-cell table:style-name="ce3" table:formula="of:=[.G11]" office:value-type="float" office:value="12.09">
            <text:p>12.0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2.09">
            <text:p>12.090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14.47">
            <text:p>14.4700</text:p>
          </table:table-cell>
          <table:table-cell table:style-name="ce3" table:formula="of:=[.P11]" office:value-type="float" office:value="29.21">
            <text:p>29.21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21">
            <text:p>29.2100</text:p>
          </table:table-cell>
          <table:table-cell table:style-name="ce3" table:formula="of:=[.S11]" office:value-type="float" office:value="20.62">
            <text:p>20.62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20.62">
            <text:p>20.6200</text:p>
          </table:table-cell>
          <table:table-cell table:style-name="ce3" table:formula="of:=[.V11]" office:value-type="float" office:value="34.68">
            <text:p>34.68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34.68">
            <text:p>34.6800</text:p>
          </table:table-cell>
          <table:table-cell table:style-name="ce3" table:formula="of:=[.Y11]" office:value-type="float" office:value="33.35">
            <text:p>33.35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33.35">
            <text:p>33.35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234.5">
            <text:p>234.50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232.178217821782">
            <text:p>232.1782</text:p>
          </table:table-cell>
          <table:table-cell table:style-name="ce3" table:formula="of:=[.D12]" office:value-type="float" office:value="12.2">
            <text:p>12.2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12.0792079207921">
            <text:p>12.0792</text:p>
          </table:table-cell>
          <table:table-cell table:style-name="ce3" table:formula="of:=[.G12]" office:value-type="float" office:value="12.09">
            <text:p>12.0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1.970297029703">
            <text:p>11.9703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14.47">
            <text:p>14.47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14.3267326732673">
            <text:p>14.3267</text:p>
          </table:table-cell>
          <table:table-cell table:style-name="ce3" table:formula="of:=[.P12]" office:value-type="float" office:value="29.21">
            <text:p>29.21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9207920792079">
            <text:p>28.9208</text:p>
          </table:table-cell>
          <table:table-cell table:style-name="ce3" table:formula="of:=[.S12]" office:value-type="float" office:value="20.62">
            <text:p>20.62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20.4158415841584">
            <text:p>20.4158</text:p>
          </table:table-cell>
          <table:table-cell table:style-name="ce3" table:formula="of:=[.V12]" office:value-type="float" office:value="34.68">
            <text:p>34.68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34.3366336633663">
            <text:p>34.3366</text:p>
          </table:table-cell>
          <table:table-cell table:style-name="ce3" table:formula="of:=[.Y12]" office:value-type="float" office:value="33.35">
            <text:p>33.35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33.019801980198">
            <text:p>33.0198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234.5">
            <text:p>234.50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229.879423585923">
            <text:p>229.8794</text:p>
          </table:table-cell>
          <table:table-cell table:style-name="ce3" table:formula="of:=[.D13]" office:value-type="float" office:value="12.2">
            <text:p>12.2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11.9596118027644">
            <text:p>11.9596</text:p>
          </table:table-cell>
          <table:table-cell table:style-name="ce3" table:formula="of:=[.G13]" office:value-type="float" office:value="12.09">
            <text:p>12.0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1.8517792373297">
            <text:p>11.8518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14.47">
            <text:p>14.47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14.1848838349181">
            <text:p>14.1849</text:p>
          </table:table-cell>
          <table:table-cell table:style-name="ce3" table:formula="of:=[.P13]" office:value-type="float" office:value="29.21">
            <text:p>29.21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6344476031762">
            <text:p>28.6344</text:p>
          </table:table-cell>
          <table:table-cell table:style-name="ce3" table:formula="of:=[.S13]" office:value-type="float" office:value="20.62">
            <text:p>20.62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20.2137045387707">
            <text:p>20.2137</text:p>
          </table:table-cell>
          <table:table-cell table:style-name="ce3" table:formula="of:=[.V13]" office:value-type="float" office:value="34.68">
            <text:p>34.68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33.996666993432">
            <text:p>33.9967</text:p>
          </table:table-cell>
          <table:table-cell table:style-name="ce3" table:formula="of:=[.Y13]" office:value-type="float" office:value="33.35">
            <text:p>33.35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32.6928732477208">
            <text:p>32.6929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234.5">
            <text:p>234.5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27.603389689033">
            <text:p>227.6034</text:p>
          </table:table-cell>
          <table:table-cell table:style-name="ce3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11.8411998047173">
            <text:p>11.8412</text:p>
          </table:table-cell>
          <table:table-cell table:style-name="ce3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1.7344348884452">
            <text:p>11.7344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14.044439440513">
            <text:p>14.0444</text:p>
          </table:table-cell>
          <table:table-cell table:style-name="ce3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509382209665">
            <text:p>28.3509</text:p>
          </table:table-cell>
          <table:table-cell table:style-name="ce3" table:formula="of:=[.S14]" office:value-type="float" office:value="20.62">
            <text:p>20.62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20.013568850268">
            <text:p>20.0136</text:p>
          </table:table-cell>
          <table:table-cell table:style-name="ce3" table:formula="of:=[.V14]" office:value-type="float" office:value="34.68">
            <text:p>34.68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33.6600663301307">
            <text:p>33.6601</text:p>
          </table:table-cell>
          <table:table-cell table:style-name="ce3" table:formula="of:=[.Y14]" office:value-type="float" office:value="33.35">
            <text:p>33.35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32.3691814333869">
            <text:p>32.3692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234.5">
            <text:p>234.5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25.34989078122">
            <text:p>225.3499</text:p>
          </table:table-cell>
          <table:table-cell table:style-name="ce3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11.7239602026904">
            <text:p>11.7240</text:p>
          </table:table-cell>
          <table:table-cell table:style-name="ce3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1.6182523647972">
            <text:p>11.6183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13.9053855846664">
            <text:p>13.9054</text:p>
          </table:table-cell>
          <table:table-cell table:style-name="ce3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702358623431">
            <text:p>28.0702</text:p>
          </table:table-cell>
          <table:table-cell table:style-name="ce3" table:formula="of:=[.S15]" office:value-type="float" office:value="20.62">
            <text:p>20.62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19.8154147032357">
            <text:p>19.8154</text:p>
          </table:table-cell>
          <table:table-cell table:style-name="ce3" table:formula="of:=[.V15]" office:value-type="float" office:value="34.68">
            <text:p>34.68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33.3267983466641">
            <text:p>33.3268</text:p>
          </table:table-cell>
          <table:table-cell table:style-name="ce3" table:formula="of:=[.Y15]" office:value-type="float" office:value="33.35">
            <text:p>33.35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32.0486944885019">
            <text:p>32.0487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234.5">
            <text:p>234.50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223.118703743783">
            <text:p>223.1187</text:p>
          </table:table-cell>
          <table:table-cell table:style-name="ce3" table:formula="of:=[.D16]" office:value-type="float" office:value="12.2">
            <text:p>12.2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11.6078813888023">
            <text:p>11.6079</text:p>
          </table:table-cell>
          <table:table-cell table:style-name="ce3" table:formula="of:=[.G16]" office:value-type="float" office:value="12.09">
            <text:p>12.0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1.5032201631656">
            <text:p>11.5032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13.7677084996697">
            <text:p>13.7677</text:p>
          </table:table-cell>
          <table:table-cell table:style-name="ce3" table:formula="of:=[.P16]" office:value-type="float" office:value="29.21">
            <text:p>29.21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923127349931">
            <text:p>27.7923</text:p>
          </table:table-cell>
          <table:table-cell table:style-name="ce3" table:formula="of:=[.S16]" office:value-type="float" office:value="20.62">
            <text:p>20.62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19.6192224784512">
            <text:p>19.6192</text:p>
          </table:table-cell>
          <table:table-cell table:style-name="ce3" table:formula="of:=[.V16]" office:value-type="float" office:value="34.68">
            <text:p>34.68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32.996830046202">
            <text:p>32.9968</text:p>
          </table:table-cell>
          <table:table-cell table:style-name="ce3" table:formula="of:=[.Y16]" office:value-type="float" office:value="33.35">
            <text:p>33.35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31.7313806816851">
            <text:p>31.7314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234.5">
            <text:p>234.5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20.909607667111">
            <text:p>220.9096</text:p>
          </table:table-cell>
          <table:table-cell table:style-name="ce3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11.4929518701013">
            <text:p>11.4930</text:p>
          </table:table-cell>
          <table:table-cell table:style-name="ce3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1.3893268942234">
            <text:p>11.3893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13.6313945541284">
            <text:p>13.6314</text:p>
          </table:table-cell>
          <table:table-cell table:style-name="ce3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5171413217754">
            <text:p>27.5171</text:p>
          </table:table-cell>
          <table:table-cell table:style-name="ce3" table:formula="of:=[.S17]" office:value-type="float" office:value="20.62">
            <text:p>20.62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19.4249727509417">
            <text:p>19.4250</text:p>
          </table:table-cell>
          <table:table-cell table:style-name="ce3" table:formula="of:=[.V17]" office:value-type="float" office:value="34.68">
            <text:p>34.68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32.6701287586159">
            <text:p>32.6701</text:p>
          </table:table-cell>
          <table:table-cell table:style-name="ce3" table:formula="of:=[.Y17]" office:value-type="float" office:value="33.35">
            <text:p>33.35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31.4172085957278">
            <text:p>31.4172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234.5">
            <text:p>234.5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18.722383828823">
            <text:p>218.7224</text:p>
          </table:table-cell>
          <table:table-cell table:style-name="ce3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11.3791602674271">
            <text:p>11.3792</text:p>
          </table:table-cell>
          <table:table-cell table:style-name="ce3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1.2765612814093">
            <text:p>11.2766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13.4964302516123">
            <text:p>13.4964</text:p>
          </table:table-cell>
          <table:table-cell table:style-name="ce3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2446943779954">
            <text:p>27.2447</text:p>
          </table:table-cell>
          <table:table-cell table:style-name="ce3" table:formula="of:=[.S18]" office:value-type="float" office:value="20.62">
            <text:p>20.62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19.2326462880611">
            <text:p>19.2326</text:p>
          </table:table-cell>
          <table:table-cell table:style-name="ce3" table:formula="of:=[.V18]" office:value-type="float" office:value="34.68">
            <text:p>34.68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32.3466621372435">
            <text:p>32.3467</text:p>
          </table:table-cell>
          <table:table-cell table:style-name="ce3" table:formula="of:=[.Y18]" office:value-type="float" office:value="33.35">
            <text:p>33.35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31.106147124483">
            <text:p>31.1061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234.5">
            <text:p>234.5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16.556815672102">
            <text:p>216.5568</text:p>
          </table:table-cell>
          <table:table-cell table:style-name="ce3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11.2664953142842">
            <text:p>11.2665</text:p>
          </table:table-cell>
          <table:table-cell table:style-name="ce3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1.1649121598112">
            <text:p>11.1649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13.3628022293191">
            <text:p>13.3628</text:p>
          </table:table-cell>
          <table:table-cell table:style-name="ce3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749449287083">
            <text:p>26.9749</text:p>
          </table:table-cell>
          <table:table-cell table:style-name="ce3" table:formula="of:=[.S19]" office:value-type="float" office:value="20.62">
            <text:p>20.62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19.0422240475853">
            <text:p>19.0422</text:p>
          </table:table-cell>
          <table:table-cell table:style-name="ce3" table:formula="of:=[.V19]" office:value-type="float" office:value="34.68">
            <text:p>34.68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32.0263981556866">
            <text:p>32.0264</text:p>
          </table:table-cell>
          <table:table-cell table:style-name="ce3" table:formula="of:=[.Y19]" office:value-type="float" office:value="33.35">
            <text:p>33.35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30.7981654697851">
            <text:p>30.7982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234.5">
            <text:p>234.5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14.41268878426">
            <text:p>214.4127</text:p>
          </table:table-cell>
          <table:table-cell table:style-name="ce3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11.1549458557269">
            <text:p>11.1549</text:p>
          </table:table-cell>
          <table:table-cell table:style-name="ce3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1.0543684750605">
            <text:p>11.0544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13.2304972567515">
            <text:p>13.2305</text:p>
          </table:table-cell>
          <table:table-cell table:style-name="ce3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7078662660479">
            <text:p>26.7079</text:p>
          </table:table-cell>
          <table:table-cell table:style-name="ce3" table:formula="of:=[.S20]" office:value-type="float" office:value="20.62">
            <text:p>20.62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18.853687175827">
            <text:p>18.8537</text:p>
          </table:table-cell>
          <table:table-cell table:style-name="ce3" table:formula="of:=[.V20]" office:value-type="float" office:value="34.68">
            <text:p>34.68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31.7093051046402">
            <text:p>31.7093</text:p>
          </table:table-cell>
          <table:table-cell table:style-name="ce3" table:formula="of:=[.Y20]" office:value-type="float" office:value="33.35">
            <text:p>33.35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30.4932331384011">
            <text:p>30.4932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234.5">
            <text:p>234.5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12.289790875505">
            <text:p>212.2898</text:p>
          </table:table-cell>
          <table:table-cell table:style-name="ce3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11.0445008472544">
            <text:p>11.0445</text:p>
          </table:table-cell>
          <table:table-cell table:style-name="ce3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0.9449192822382">
            <text:p>10.9449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13.0995022344075">
            <text:p>13.0995</text:p>
          </table:table-cell>
          <table:table-cell table:style-name="ce3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443431946582">
            <text:p>26.4434</text:p>
          </table:table-cell>
          <table:table-cell table:style-name="ce3" table:formula="of:=[.S21]" office:value-type="float" office:value="20.62">
            <text:p>20.62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18.6670170057693">
            <text:p>18.6670</text:p>
          </table:table-cell>
          <table:table-cell table:style-name="ce3" table:formula="of:=[.V21]" office:value-type="float" office:value="34.68">
            <text:p>34.68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31.3953515887527">
            <text:p>31.3954</text:p>
          </table:table-cell>
          <table:table-cell table:style-name="ce3" table:formula="of:=[.Y21]" office:value-type="float" office:value="33.35">
            <text:p>33.35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30.191319939011">
            <text:p>30.191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7.36">
            <text:p>17.360</text:p>
          </table:table-cell>
          <table:table-cell office:value-type="float" office:value="10">
            <text:p>10</text:p>
          </table:table-cell>
          <table:table-cell table:formula="of:=[.C26]*1.01" office:value-type="float" office:value="19.1762400971385">
            <text:p>19.1762</text:p>
          </table:table-cell>
          <table:table-cell table:style-name="ce2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00631075624961">
            <text:p>1.0063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0.997473779246318">
            <text:p>0.9975</text:p>
          </table:table-cell>
          <table:table-cell table:style-name="ce2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0.90799938708801">
            <text:p>0.9080</text:p>
          </table:table-cell>
          <table:table-cell table:style-name="ce2" office:value-type="float" office:value="1.14">
            <text:p>1.140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25926922296877">
            <text:p>1.2593</text:p>
          </table:table-cell>
          <table:table-cell table:style-name="ce2" office:value-type="float" office:value="1.128">
            <text:p>1.128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24601375746384">
            <text:p>1.2460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17.36">
            <text:p>17.36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8.9863763338005">
            <text:p>18.9864</text:p>
          </table:table-cell>
          <table:table-cell table:style-name="ce3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0.996347283415453">
            <text:p>0.9963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0.987597801233978">
            <text:p>0.9876</text:p>
          </table:table-cell>
          <table:table-cell table:style-name="ce3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0.899009294146545">
            <text:p>0.8990</text:p>
          </table:table-cell>
          <table:table-cell table:style-name="ce3" table:formula="of:=[.V25]" office:value-type="float" office:value="1.14">
            <text:p>1.140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24680121086017">
            <text:p>1.2468</text:p>
          </table:table-cell>
          <table:table-cell table:style-name="ce3" table:formula="of:=[.Y25]" office:value-type="float" office:value="1.128">
            <text:p>1.128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23367698758796">
            <text:p>1.2337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17.36">
            <text:p>17.36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8.7983924097035">
            <text:p>18.7984</text:p>
          </table:table-cell>
          <table:table-cell table:style-name="ce3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0.986482458827181">
            <text:p>0.9865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0.977819605182156">
            <text:p>0.9778</text:p>
          </table:table-cell>
          <table:table-cell table:style-name="ce3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0.890108212026282">
            <text:p>0.8901</text:p>
          </table:table-cell>
          <table:table-cell table:style-name="ce3" table:formula="of:=[.V26]" office:value-type="float" office:value="1.14">
            <text:p>1.140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23445664441601">
            <text:p>1.2345</text:p>
          </table:table-cell>
          <table:table-cell table:style-name="ce3" table:formula="of:=[.Y26]" office:value-type="float" office:value="1.128">
            <text:p>1.128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22146236394847">
            <text:p>1.2215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17.36">
            <text:p>17.36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8.6122697125777">
            <text:p>18.6123</text:p>
          </table:table-cell>
          <table:table-cell table:style-name="ce3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0.976715305769486">
            <text:p>0.976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0.96813822295263">
            <text:p>0.9681</text:p>
          </table:table-cell>
          <table:table-cell table:style-name="ce3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0.881295259431962">
            <text:p>0.8813</text:p>
          </table:table-cell>
          <table:table-cell table:style-name="ce3" table:formula="of:=[.V27]" office:value-type="float" office:value="1.14">
            <text:p>1.140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22223430140199">
            <text:p>1.2222</text:p>
          </table:table-cell>
          <table:table-cell table:style-name="ce3" table:formula="of:=[.Y27]" office:value-type="float" office:value="1.128">
            <text:p>1.128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20936867717671">
            <text:p>1.2094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17.36">
            <text:p>17.36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8.4279898144334">
            <text:p>18.4280</text:p>
          </table:table-cell>
          <table:table-cell table:style-name="ce3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0.967044857197511">
            <text:p>0.9670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0.958552695992703">
            <text:p>0.9586</text:p>
          </table:table-cell>
          <table:table-cell table:style-name="ce3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0.872569563794022">
            <text:p>0.8726</text:p>
          </table:table-cell>
          <table:table-cell table:style-name="ce3" table:formula="of:=[.V28]" office:value-type="float" office:value="1.14">
            <text:p>1.140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21013297168514">
            <text:p>1.2101</text:p>
          </table:table-cell>
          <table:table-cell table:style-name="ce3" table:formula="of:=[.Y28]" office:value-type="float" office:value="1.128">
            <text:p>1.128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19739472987793">
            <text:p>1.1974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17.36">
            <text:p>17.36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8.245534469736">
            <text:p>18.2455</text:p>
          </table:table-cell>
          <table:table-cell table:style-name="ce3" table:formula="of:=[.D29]" office:value-type="float" office:value="0.911">
            <text:p>0.911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0.9574701556411">
            <text:p>0.9575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0.903">
            <text:p>0.903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0.9490620752403">
            <text:p>0.9491</text:p>
          </table:table-cell>
          <table:table-cell table:style-name="ce3" table:formula="of:=[.S29]" office:value-type="float" office:value="0.822">
            <text:p>0.822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0.8639302611822">
            <text:p>0.8639</text:p>
          </table:table-cell>
          <table:table-cell table:style-name="ce3" table:formula="of:=[.V29]" office:value-type="float" office:value="1.14">
            <text:p>1.140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198151457114">
            <text:p>1.1982</text:p>
          </table:table-cell>
          <table:table-cell table:style-name="ce3" table:formula="of:=[.Y29]" office:value-type="float" office:value="1.128">
            <text:p>1.128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1855393365128">
            <text:p>1.1855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17.36">
            <text:p>17.36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8.0648856136">
            <text:p>18.0649</text:p>
          </table:table-cell>
          <table:table-cell table:style-name="ce3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0.94799025311">
            <text:p>0.9480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0.93966542103">
            <text:p>0.9397</text:p>
          </table:table-cell>
          <table:table-cell table:style-name="ce3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0.85537649622">
            <text:p>0.8554</text:p>
          </table:table-cell>
          <table:table-cell table:style-name="ce3" table:formula="of:=[.V30]" office:value-type="float" office:value="1.14">
            <text:p>1.140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1862885714">
            <text:p>1.1863</text:p>
          </table:table-cell>
          <table:table-cell table:style-name="ce3" table:formula="of:=[.Y30]" office:value-type="float" office:value="1.128">
            <text:p>1.128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17380132328">
            <text:p>1.1738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17.36">
            <text:p>17.36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7.88602536">
            <text:p>17.8860</text:p>
          </table:table-cell>
          <table:table-cell table:style-name="ce3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0.938604211">
            <text:p>0.938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0.930361803">
            <text:p>0.9304</text:p>
          </table:table-cell>
          <table:table-cell table:style-name="ce3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0.846907422">
            <text:p>0.8469</text:p>
          </table:table-cell>
          <table:table-cell table:style-name="ce3" table:formula="of:=[.V31]" office:value-type="float" office:value="1.14">
            <text:p>1.140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17454314">
            <text:p>1.1745</text:p>
          </table:table-cell>
          <table:table-cell table:style-name="ce3" table:formula="of:=[.Y31]" office:value-type="float" office:value="1.128">
            <text:p>1.128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162179528">
            <text:p>1.1622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17.36">
            <text:p>17.36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7.708936">
            <text:p>17.7089</text:p>
          </table:table-cell>
          <table:table-cell table:style-name="ce3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0.9293111">
            <text:p>0.9293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0.9211503">
            <text:p>0.9212</text:p>
          </table:table-cell>
          <table:table-cell table:style-name="ce3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0.8385222">
            <text:p>0.8385</text:p>
          </table:table-cell>
          <table:table-cell table:style-name="ce3" table:formula="of:=[.V32]" office:value-type="float" office:value="1.14">
            <text:p>1.140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162914">
            <text:p>1.1629</text:p>
          </table:table-cell>
          <table:table-cell table:style-name="ce3" table:formula="of:=[.Y32]" office:value-type="float" office:value="1.128">
            <text:p>1.128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1506728">
            <text:p>1.1507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17.36">
            <text:p>17.36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7.5336">
            <text:p>17.5336</text:p>
          </table:table-cell>
          <table:table-cell table:style-name="ce3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0.92011">
            <text:p>0.9201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0.91203">
            <text:p>0.9120</text:p>
          </table:table-cell>
          <table:table-cell table:style-name="ce3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0.83022">
            <text:p>0.8302</text:p>
          </table:table-cell>
          <table:table-cell table:style-name="ce3" table:formula="of:=[.V33]" office:value-type="float" office:value="1.14">
            <text:p>1.140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1514">
            <text:p>1.1514</text:p>
          </table:table-cell>
          <table:table-cell table:style-name="ce3" table:formula="of:=[.Y33]" office:value-type="float" office:value="1.128">
            <text:p>1.128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13928">
            <text:p>1.1393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17.36">
            <text:p>17.36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7.36">
            <text:p>17.3600</text:p>
          </table:table-cell>
          <table:table-cell table:style-name="ce3" table:formula="of:=[.D34]" office:value-type="float" office:value="0.911">
            <text:p>0.911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0.911">
            <text:p>0.911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0.903">
            <text:p>0.903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0.903">
            <text:p>0.9030</text:p>
          </table:table-cell>
          <table:table-cell table:style-name="ce3" table:formula="of:=[.S34]" office:value-type="float" office:value="0.822">
            <text:p>0.822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0.822">
            <text:p>0.8220</text:p>
          </table:table-cell>
          <table:table-cell table:style-name="ce3" table:formula="of:=[.V34]" office:value-type="float" office:value="1.14">
            <text:p>1.140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14">
            <text:p>1.1400</text:p>
          </table:table-cell>
          <table:table-cell table:style-name="ce3" table:formula="of:=[.Y34]" office:value-type="float" office:value="1.128">
            <text:p>1.128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128">
            <text:p>1.128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17.36">
            <text:p>17.36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7.1881188118812">
            <text:p>17.1881</text:p>
          </table:table-cell>
          <table:table-cell table:style-name="ce3" table:formula="of:=[.D35]" office:value-type="float" office:value="0.911">
            <text:p>0.911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0.901980198019802">
            <text:p>0.9020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0.903">
            <text:p>0.903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0.894059405940594">
            <text:p>0.8941</text:p>
          </table:table-cell>
          <table:table-cell table:style-name="ce3" table:formula="of:=[.S35]" office:value-type="float" office:value="0.822">
            <text:p>0.822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0.813861386138614">
            <text:p>0.8139</text:p>
          </table:table-cell>
          <table:table-cell table:style-name="ce3" table:formula="of:=[.V35]" office:value-type="float" office:value="1.14">
            <text:p>1.140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12871287128713">
            <text:p>1.1287</text:p>
          </table:table-cell>
          <table:table-cell table:style-name="ce3" table:formula="of:=[.Y35]" office:value-type="float" office:value="1.128">
            <text:p>1.128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11683168316832">
            <text:p>1.1168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17.36">
            <text:p>17.36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7.0179394177042">
            <text:p>17.0179</text:p>
          </table:table-cell>
          <table:table-cell table:style-name="ce3" table:formula="of:=[.D36]" office:value-type="float" office:value="0.911">
            <text:p>0.911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0.893049701009705">
            <text:p>0.893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0.903">
            <text:p>0.903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0.88520733261445">
            <text:p>0.8852</text:p>
          </table:table-cell>
          <table:table-cell table:style-name="ce3" table:formula="of:=[.S36]" office:value-type="float" office:value="0.822">
            <text:p>0.822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0.805803352612489">
            <text:p>0.8058</text:p>
          </table:table-cell>
          <table:table-cell table:style-name="ce3" table:formula="of:=[.V36]" office:value-type="float" office:value="1.14">
            <text:p>1.140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11753749632389">
            <text:p>1.1175</text:p>
          </table:table-cell>
          <table:table-cell table:style-name="ce3" table:formula="of:=[.Y36]" office:value-type="float" office:value="1.128">
            <text:p>1.128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10577394373101">
            <text:p>1.1058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17.36">
            <text:p>17.36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6.8494449680239">
            <text:p>16.8494</text:p>
          </table:table-cell>
          <table:table-cell table:style-name="ce3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0.884207624762084">
            <text:p>0.8842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0.876442903578663">
            <text:p>0.8764</text:p>
          </table:table-cell>
          <table:table-cell table:style-name="ce3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0.797825101596524">
            <text:p>0.7978</text:p>
          </table:table-cell>
          <table:table-cell table:style-name="ce3" table:formula="of:=[.V37]" office:value-type="float" office:value="1.14">
            <text:p>1.140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10647276863751">
            <text:p>1.1065</text:p>
          </table:table-cell>
          <table:table-cell table:style-name="ce3" table:formula="of:=[.Y37]" office:value-type="float" office:value="1.128">
            <text:p>1.128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09482568686238">
            <text:p>1.0948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17.36">
            <text:p>17.36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6.6826187802217">
            <text:p>16.6826</text:p>
          </table:table-cell>
          <table:table-cell table:style-name="ce3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0.875453093823846">
            <text:p>0.8755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0.867765251067983">
            <text:p>0.8678</text:p>
          </table:table-cell>
          <table:table-cell table:style-name="ce3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0.789925843164875">
            <text:p>0.7899</text:p>
          </table:table-cell>
          <table:table-cell table:style-name="ce3" table:formula="of:=[.V38]" office:value-type="float" office:value="1.14">
            <text:p>1.140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09551759271041">
            <text:p>1.0955</text:p>
          </table:table-cell>
          <table:table-cell table:style-name="ce3" table:formula="of:=[.Y38]" office:value-type="float" office:value="1.128">
            <text:p>1.128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08398582857662">
            <text:p>1.0840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17.36">
            <text:p>17.36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6.5174443368532">
            <text:p>16.5174</text:p>
          </table:table-cell>
          <table:table-cell table:style-name="ce3" table:formula="of:=[.D39]" office:value-type="float" office:value="0.911">
            <text:p>0.911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0.866785241409748">
            <text:p>0.8668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0.903">
            <text:p>0.903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0.859173515908894">
            <text:p>0.8592</text:p>
          </table:table-cell>
          <table:table-cell table:style-name="ce3" table:formula="of:=[.S39]" office:value-type="float" office:value="0.822">
            <text:p>0.822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0.782104795212748">
            <text:p>0.7821</text:p>
          </table:table-cell>
          <table:table-cell table:style-name="ce3" table:formula="of:=[.V39]" office:value-type="float" office:value="1.14">
            <text:p>1.140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08467088387169">
            <text:p>1.0847</text:p>
          </table:table-cell>
          <table:table-cell table:style-name="ce3" table:formula="of:=[.Y39]" office:value-type="float" office:value="1.128">
            <text:p>1.128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07325329562041">
            <text:p>1.0733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17.36">
            <text:p>17.36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6.353905284013">
            <text:p>16.3539</text:p>
          </table:table-cell>
          <table:table-cell table:style-name="ce3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0.858203209316582">
            <text:p>0.8582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0.850666847434549">
            <text:p>0.8507</text:p>
          </table:table-cell>
          <table:table-cell table:style-name="ce3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0.774361183378958">
            <text:p>0.7744</text:p>
          </table:table-cell>
          <table:table-cell table:style-name="ce3" table:formula="of:=[.V40]" office:value-type="float" office:value="1.14">
            <text:p>1.140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0739315681898">
            <text:p>1.0739</text:p>
          </table:table-cell>
          <table:table-cell table:style-name="ce3" table:formula="of:=[.Y40]" office:value-type="float" office:value="1.128">
            <text:p>1.128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06262702536675">
            <text:p>1.0626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17.36">
            <text:p>17.36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6.1919854297159">
            <text:p>16.1920</text:p>
          </table:table-cell>
          <table:table-cell table:style-name="ce3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0.8497061478382">
            <text:p>0.8497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0.842244403400543">
            <text:p>0.8422</text:p>
          </table:table-cell>
          <table:table-cell table:style-name="ce3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0.766694240969265">
            <text:p>0.7667</text:p>
          </table:table-cell>
          <table:table-cell table:style-name="ce3" table:formula="of:=[.V41]" office:value-type="float" office:value="1.14">
            <text:p>1.140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06329858236613">
            <text:p>1.0633</text:p>
          </table:table-cell>
          <table:table-cell table:style-name="ce3" table:formula="of:=[.Y41]" office:value-type="float" office:value="1.128">
            <text:p>1.128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05210596570965">
            <text:p>1.0521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17.36">
            <text:p>17.36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6.0316687422929">
            <text:p>16.0317</text:p>
          </table:table-cell>
          <table:table-cell table:style-name="ce3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0.841293215681386">
            <text:p>0.8413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0.833905349901528">
            <text:p>0.8339</text:p>
          </table:table-cell>
          <table:table-cell table:style-name="ce3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0.759103208880461">
            <text:p>0.7591</text:p>
          </table:table-cell>
          <table:table-cell table:style-name="ce3" table:formula="of:=[.V42]" office:value-type="float" office:value="1.14">
            <text:p>1.140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05277087362984">
            <text:p>1.0528</text:p>
          </table:table-cell>
          <table:table-cell table:style-name="ce3" table:formula="of:=[.Y42]" office:value-type="float" office:value="1.128">
            <text:p>1.128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04168907496005">
            <text:p>1.0417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17.36">
            <text:p>17.36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5.8729393488049">
            <text:p>15.8729</text:p>
          </table:table-cell>
          <table:table-cell table:style-name="ce3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0.832963579882561">
            <text:p>0.8330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0.825648861288641">
            <text:p>0.8256</text:p>
          </table:table-cell>
          <table:table-cell table:style-name="ce3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0.751587335525209">
            <text:p>0.7516</text:p>
          </table:table-cell>
          <table:table-cell table:style-name="ce3" table:formula="of:=[.V43]" office:value-type="float" office:value="1.14">
            <text:p>1.140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0423473996335">
            <text:p>1.0423</text:p>
          </table:table-cell>
          <table:table-cell table:style-name="ce3" table:formula="of:=[.Y43]" office:value-type="float" office:value="1.128">
            <text:p>1.128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03137532174262">
            <text:p>1.0314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17.36">
            <text:p>17.36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5.7157815334702">
            <text:p>15.7158</text:p>
          </table:table-cell>
          <table:table-cell table:style-name="ce3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0.824716415725308">
            <text:p>0.8247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817474120087764">
            <text:p>0.8175</text:p>
          </table:table-cell>
          <table:table-cell table:style-name="ce3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0.744145876757632">
            <text:p>0.7441</text:p>
          </table:table-cell>
          <table:table-cell table:style-name="ce3" table:formula="of:=[.V44]" office:value-type="float" office:value="1.14">
            <text:p>1.140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03202712835">
            <text:p>1.0320</text:p>
          </table:table-cell>
          <table:table-cell table:style-name="ce3" table:formula="of:=[.Y44]" office:value-type="float" office:value="1.128">
            <text:p>1.128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02116368489368">
            <text:p>1.021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734423">
            <text:p>734423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2069657">
            <text:p>2069657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2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25.7376955220811">
            <text:p>25.7377</text:p>
          </table:table-cell>
          <table:table-cell table:style-name="ce2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5.19172398943266">
            <text:p>5.1917</text:p>
          </table:table-cell>
          <table:table-cell table:style-name="ce2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6.6403158998896">
            <text:p>36.6403</text:p>
          </table:table-cell>
          <table:table-cell table:style-name="ce2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6.5629923511109">
            <text:p>36.5630</text:p>
          </table:table-cell>
          <table:table-cell table:style-name="ce2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3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3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25.4828668535456">
            <text:p>25.4829</text:p>
          </table:table-cell>
          <table:table-cell table:style-name="ce3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5.1403207816165">
            <text:p>5.1403</text:p>
          </table:table-cell>
          <table:table-cell table:style-name="ce3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6.2775404949402">
            <text:p>36.2775</text:p>
          </table:table-cell>
          <table:table-cell table:style-name="ce3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6.2009825258523">
            <text:p>36.2010</text:p>
          </table:table-cell>
          <table:table-cell table:style-name="ce3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3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3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25.2305612411343">
            <text:p>25.2306</text:p>
          </table:table-cell>
          <table:table-cell table:style-name="ce3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5.08942651645198">
            <text:p>5.0894</text:p>
          </table:table-cell>
          <table:table-cell table:style-name="ce3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5.9183569256834">
            <text:p>35.9184</text:p>
          </table:table-cell>
          <table:table-cell table:style-name="ce3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5.8425569562894">
            <text:p>35.8426</text:p>
          </table:table-cell>
          <table:table-cell table:style-name="ce3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3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3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24.9807537040933">
            <text:p>24.9808</text:p>
          </table:table-cell>
          <table:table-cell table:style-name="ce3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5.03903615490295">
            <text:p>5.0390</text:p>
          </table:table-cell>
          <table:table-cell table:style-name="ce3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5.5627296293895">
            <text:p>35.5627</text:p>
          </table:table-cell>
          <table:table-cell table:style-name="ce3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5.487680154742">
            <text:p>35.4877</text:p>
          </table:table-cell>
          <table:table-cell table:style-name="ce3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3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3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24.7334195090033">
            <text:p>24.7334</text:p>
          </table:table-cell>
          <table:table-cell table:style-name="ce3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4.9891447078247">
            <text:p>4.9891</text:p>
          </table:table-cell>
          <table:table-cell table:style-name="ce3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5.2106233954352">
            <text:p>35.2106</text:p>
          </table:table-cell>
          <table:table-cell table:style-name="ce3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5.1363169848931">
            <text:p>35.1363</text:p>
          </table:table-cell>
          <table:table-cell table:style-name="ce3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3" table:formula="of:=[.A6]" office:value-type="float" office:value="6.51">
            <text:p>6.5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6.842075426151">
            <text:p>6.8421</text:p>
          </table:table-cell>
          <table:table-cell table:style-name="ce3" table:formula="of:=[.D6]" office:value-type="float" office:value="23.3">
            <text:p>23.3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24.48853416733">
            <text:p>24.4885</text:p>
          </table:table-cell>
          <table:table-cell table:style-name="ce3" table:formula="of:=[.G6]" office:value-type="float" office:value="4.7">
            <text:p>4.70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4.93974723547">
            <text:p>4.9397</text:p>
          </table:table-cell>
          <table:table-cell table:style-name="ce3" table:formula="of:=[.J6]" office:value-type="float" office:value="33.17">
            <text:p>33.17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4.862003361817">
            <text:p>34.8620</text:p>
          </table:table-cell>
          <table:table-cell table:style-name="ce3" table:formula="of:=[.M6]" office:value-type="float" office:value="33.1">
            <text:p>33.1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4.78843265831">
            <text:p>34.7884</text:p>
          </table:table-cell>
          <table:table-cell table:style-name="ce3" table:formula="of:=[.P6]" office:value-type="float" office:value="1.413">
            <text:p>1.413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4850772007913">
            <text:p>1.4851</text:p>
          </table:table-cell>
          <table:table-cell table:style-name="ce1" table:number-columns-repeated="1006"/>
        </table:table-row>
        <table:table-row table:style-name="ro1">
          <table:table-cell table:style-name="ce3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3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24.246073433">
            <text:p>24.2461</text:p>
          </table:table-cell>
          <table:table-cell table:style-name="ce3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4.890838847">
            <text:p>4.8908</text:p>
          </table:table-cell>
          <table:table-cell table:style-name="ce3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4.5168350117">
            <text:p>34.5168</text:p>
          </table:table-cell>
          <table:table-cell table:style-name="ce3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34.443992731">
            <text:p>34.4440</text:p>
          </table:table-cell>
          <table:table-cell table:style-name="ce3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3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3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24.0060133">
            <text:p>24.0060</text:p>
          </table:table-cell>
          <table:table-cell table:style-name="ce3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4.8424147">
            <text:p>4.8424</text:p>
          </table:table-cell>
          <table:table-cell table:style-name="ce3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34.17508417">
            <text:p>34.1751</text:p>
          </table:table-cell>
          <table:table-cell table:style-name="ce3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34.1029631">
            <text:p>34.1030</text:p>
          </table:table-cell>
          <table:table-cell table:style-name="ce3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3" table:formula="of:=[.A9]" office:value-type="float" office:value="6.51">
            <text:p>6.5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6.640851">
            <text:p>6.6409</text:p>
          </table:table-cell>
          <table:table-cell table:style-name="ce3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3.76833">
            <text:p>23.7683</text:p>
          </table:table-cell>
          <table:table-cell table:style-name="ce3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4.79447">
            <text:p>4.7945</text:p>
          </table:table-cell>
          <table:table-cell table:style-name="ce3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33.836717">
            <text:p>33.8367</text:p>
          </table:table-cell>
          <table:table-cell table:style-name="ce3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33.76531">
            <text:p>33.7653</text:p>
          </table:table-cell>
          <table:table-cell table:style-name="ce3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3" table:formula="of:=[.A10]" office:value-type="float" office:value="6.51">
            <text:p>6.5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6.5751">
            <text:p>6.5751</text:p>
          </table:table-cell>
          <table:table-cell table:style-name="ce3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3.533">
            <text:p>23.5330</text:p>
          </table:table-cell>
          <table:table-cell table:style-name="ce3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4.747">
            <text:p>4.7470</text:p>
          </table:table-cell>
          <table:table-cell table:style-name="ce3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33.5017">
            <text:p>33.5017</text:p>
          </table:table-cell>
          <table:table-cell table:style-name="ce3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33.431">
            <text:p>33.4310</text:p>
          </table:table-cell>
          <table:table-cell table:style-name="ce3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3" table:formula="of:=[.A11]" office:value-type="float" office:value="6.51">
            <text:p>6.5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6.51">
            <text:p>6.5100</text:p>
          </table:table-cell>
          <table:table-cell table:style-name="ce3" table:formula="of:=[.D11]" office:value-type="float" office:value="23.3">
            <text:p>23.3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3.3">
            <text:p>23.3000</text:p>
          </table:table-cell>
          <table:table-cell table:style-name="ce3" table:formula="of:=[.G11]" office:value-type="float" office:value="4.7">
            <text:p>4.70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4.7">
            <text:p>4.7000</text:p>
          </table:table-cell>
          <table:table-cell table:style-name="ce3" table:formula="of:=[.J11]" office:value-type="float" office:value="33.17">
            <text:p>33.17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33.17">
            <text:p>33.1700</text:p>
          </table:table-cell>
          <table:table-cell table:style-name="ce3" table:formula="of:=[.M11]" office:value-type="float" office:value="33.1">
            <text:p>33.1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33.1">
            <text:p>33.1000</text:p>
          </table:table-cell>
          <table:table-cell table:style-name="ce3" table:formula="of:=[.P11]" office:value-type="float" office:value="1.413">
            <text:p>1.413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413">
            <text:p>1.4130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2]" office:value-type="float" office:value="6.51">
            <text:p>6.5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6.44554455445545">
            <text:p>6.4455</text:p>
          </table:table-cell>
          <table:table-cell table:style-name="ce3" table:formula="of:=[.D12]" office:value-type="float" office:value="23.3">
            <text:p>23.3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3.0693069306931">
            <text:p>23.0693</text:p>
          </table:table-cell>
          <table:table-cell table:style-name="ce3" table:formula="of:=[.G12]" office:value-type="float" office:value="4.7">
            <text:p>4.70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4.65346534653465">
            <text:p>4.6535</text:p>
          </table:table-cell>
          <table:table-cell table:style-name="ce3" table:formula="of:=[.J12]" office:value-type="float" office:value="33.17">
            <text:p>33.17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32.8415841584158">
            <text:p>32.8416</text:p>
          </table:table-cell>
          <table:table-cell table:style-name="ce3" table:formula="of:=[.M12]" office:value-type="float" office:value="33.1">
            <text:p>33.1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32.7722772277228">
            <text:p>32.7723</text:p>
          </table:table-cell>
          <table:table-cell table:style-name="ce3" table:formula="of:=[.P12]" office:value-type="float" office:value="1.413">
            <text:p>1.413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3" table:formula="of:=[.A13]" office:value-type="float" office:value="6.51">
            <text:p>6.5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6.38172728163906">
            <text:p>6.3817</text:p>
          </table:table-cell>
          <table:table-cell table:style-name="ce3" table:formula="of:=[.D13]" office:value-type="float" office:value="23.3">
            <text:p>23.3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2.8408979511813">
            <text:p>22.8409</text:p>
          </table:table-cell>
          <table:table-cell table:style-name="ce3" table:formula="of:=[.G13]" office:value-type="float" office:value="4.7">
            <text:p>4.70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4.60739143221253">
            <text:p>4.6074</text:p>
          </table:table-cell>
          <table:table-cell table:style-name="ce3" table:formula="of:=[.J13]" office:value-type="float" office:value="33.17">
            <text:p>33.17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32.5164199588276">
            <text:p>32.5164</text:p>
          </table:table-cell>
          <table:table-cell table:style-name="ce3" table:formula="of:=[.M13]" office:value-type="float" office:value="33.1">
            <text:p>33.1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32.4477992353691">
            <text:p>32.4478</text:p>
          </table:table-cell>
          <table:table-cell table:style-name="ce3" table:formula="of:=[.P13]" office:value-type="float" office:value="1.413">
            <text:p>1.413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3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3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2.6147504467141">
            <text:p>22.6148</text:p>
          </table:table-cell>
          <table:table-cell table:style-name="ce3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4.56177369525993">
            <text:p>4.5618</text:p>
          </table:table-cell>
          <table:table-cell table:style-name="ce3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32.19447520676">
            <text:p>32.1945</text:p>
          </table:table-cell>
          <table:table-cell table:style-name="ce3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32.126533896405">
            <text:p>32.1265</text:p>
          </table:table-cell>
          <table:table-cell table:style-name="ce3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3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3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2.3908420264496">
            <text:p>22.3908</text:p>
          </table:table-cell>
          <table:table-cell table:style-name="ce3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4.51660761906924">
            <text:p>4.5166</text:p>
          </table:table-cell>
          <table:table-cell table:style-name="ce3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31.875718026495">
            <text:p>31.8757</text:p>
          </table:table-cell>
          <table:table-cell table:style-name="ce3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31.8084494023812">
            <text:p>31.8084</text:p>
          </table:table-cell>
          <table:table-cell table:style-name="ce3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3" table:formula="of:=[.A16]" office:value-type="float" office:value="6.51">
            <text:p>6.5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6.19404162631993">
            <text:p>6.1940</text:p>
          </table:table-cell>
          <table:table-cell table:style-name="ce3" table:formula="of:=[.D16]" office:value-type="float" office:value="23.3">
            <text:p>23.3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2.1691505212372">
            <text:p>22.1692</text:p>
          </table:table-cell>
          <table:table-cell table:style-name="ce3" table:formula="of:=[.G16]" office:value-type="float" office:value="4.7">
            <text:p>4.70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4.47188873175172">
            <text:p>4.4719</text:p>
          </table:table-cell>
          <table:table-cell table:style-name="ce3" table:formula="of:=[.J16]" office:value-type="float" office:value="33.17">
            <text:p>33.17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31.5601168579159">
            <text:p>31.5601</text:p>
          </table:table-cell>
          <table:table-cell table:style-name="ce3" table:formula="of:=[.M16]" office:value-type="float" office:value="33.1">
            <text:p>33.1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31.4935142597834">
            <text:p>31.4935</text:p>
          </table:table-cell>
          <table:table-cell table:style-name="ce3" table:formula="of:=[.P16]" office:value-type="float" office:value="1.413">
            <text:p>1.413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34442101658834">
            <text:p>1.3444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3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1.949653981423">
            <text:p>21.9497</text:p>
          </table:table-cell>
          <table:table-cell table:style-name="ce3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4.42761260569477">
            <text:p>4.4276</text:p>
          </table:table-cell>
          <table:table-cell table:style-name="ce3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31.247640453382">
            <text:p>31.2476</text:p>
          </table:table-cell>
          <table:table-cell table:style-name="ce3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31.1816972869142">
            <text:p>31.1817</text:p>
          </table:table-cell>
          <table:table-cell table:style-name="ce3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3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3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1.7323306746762">
            <text:p>21.7323</text:p>
          </table:table-cell>
          <table:table-cell table:style-name="ce3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4.38377485712354">
            <text:p>4.3838</text:p>
          </table:table-cell>
          <table:table-cell table:style-name="ce3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30.9382578746357">
            <text:p>30.9383</text:p>
          </table:table-cell>
          <table:table-cell table:style-name="ce3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30.8729676108062">
            <text:p>30.8730</text:p>
          </table:table-cell>
          <table:table-cell table:style-name="ce3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3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3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1.5171590838379">
            <text:p>21.5172</text:p>
          </table:table-cell>
          <table:table-cell table:style-name="ce3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4.34037114566687">
            <text:p>4.3404</text:p>
          </table:table-cell>
          <table:table-cell table:style-name="ce3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30.6319384897383">
            <text:p>30.6319</text:p>
          </table:table-cell>
          <table:table-cell table:style-name="ce3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30.5672946641645">
            <text:p>30.5673</text:p>
          </table:table-cell>
          <table:table-cell table:style-name="ce3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3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3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1.30411790479">
            <text:p>21.3041</text:p>
          </table:table-cell>
          <table:table-cell table:style-name="ce3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4.29739717392759">
            <text:p>4.2974</text:p>
          </table:table-cell>
          <table:table-cell table:style-name="ce3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30.3286519700379">
            <text:p>30.3287</text:p>
          </table:table-cell>
          <table:table-cell table:style-name="ce3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30.2646481823411">
            <text:p>30.2646</text:p>
          </table:table-cell>
          <table:table-cell table:style-name="ce3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3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3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1.0931860443465">
            <text:p>21.0932</text:p>
          </table:table-cell>
          <table:table-cell table:style-name="ce3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4.25484868705702">
            <text:p>4.2548</text:p>
          </table:table-cell>
          <table:table-cell table:style-name="ce3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30.0283682871662">
            <text:p>30.0284</text:p>
          </table:table-cell>
          <table:table-cell table:style-name="ce3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9.9649982003377">
            <text:p>29.9650</text:p>
          </table:table-cell>
          <table:table-cell table:style-name="ce3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2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36.4414839173156">
            <text:p>36.4415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3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3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36.0806771458571">
            <text:p>36.0807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3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3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35.7234427186704">
            <text:p>35.7234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3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3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35.3697452660103">
            <text:p>35.369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3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3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35.019549768327">
            <text:p>35.0195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3" table:formula="of:=[.A29]" office:value-type="float" office:value="6.52">
            <text:p>6.52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6.852585526652">
            <text:p>6.8526</text:p>
          </table:table-cell>
          <table:table-cell table:style-name="ce3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34.672821552799">
            <text:p>34.6728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1.417">
            <text:p>1.417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3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3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34.3295262899">
            <text:p>34.3295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3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3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3.98962999">
            <text:p>33.989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3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3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3.653099">
            <text:p>33.6531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3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3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3.3199">
            <text:p>33.3199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3" table:formula="of:=[.A34]" office:value-type="float" office:value="6.52">
            <text:p>6.52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6.52">
            <text:p>6.5200</text:p>
          </table:table-cell>
          <table:table-cell table:style-name="ce3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2.99">
            <text:p>32.990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1.417">
            <text:p>1.417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3" table:formula="of:=[.A35]" office:value-type="float" office:value="6.52">
            <text:p>6.52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6.45544554455446">
            <text:p>6.4554</text:p>
          </table:table-cell>
          <table:table-cell table:style-name="ce3" table:formula="of:=[.D35]" office:value-type="float" office:value="32.99">
            <text:p>32.99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2.6633663366337">
            <text:p>32.6634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1.417">
            <text:p>1.417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3" table:formula="of:=[.A36]" office:value-type="float" office:value="6.52">
            <text:p>6.52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6.39153024213312">
            <text:p>6.3915</text:p>
          </table:table-cell>
          <table:table-cell table:style-name="ce3" table:formula="of:=[.D36]" office:value-type="float" office:value="32.99">
            <text:p>32.99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2.3399666699343">
            <text:p>32.340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1.417">
            <text:p>1.417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3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3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2.019768980133">
            <text:p>32.0198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3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3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1.7027415644881">
            <text:p>31.7027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3" table:formula="of:=[.A39]" office:value-type="float" office:value="6.52">
            <text:p>6.52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6.203556283196">
            <text:p>6.2036</text:p>
          </table:table-cell>
          <table:table-cell table:style-name="ce3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1.3888530341466">
            <text:p>31.3889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1.417">
            <text:p>1.417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3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3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1.0780723110363">
            <text:p>31.0781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3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3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0.7703686247884">
            <text:p>30.7704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3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3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0.4657115096915">
            <text:p>30.4657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3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3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0.1640708016747">
            <text:p>30.1641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3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3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29.8654166353215">
            <text:p>29.8654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1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2015／04／21</text:date>, <text:time>15:32:4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4-21T15:32:43.85</dc:date>
    <meta:editing-duration>P31DT12H35M30S</meta:editing-duration>
    <meta:editing-cycles>101</meta:editing-cycles>
    <meta:generator>OpenOffice/4.1.1$Win32 OpenOffice.org_project/411m6$Build-9775</meta:generator>
    <meta:document-statistic meta:table-count="6" meta:cell-count="3467" meta:object-count="0"/>
  </office:meta>
</office:document-meta>
</file>